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6.619cm" fo:margin-left="-0.203cm" table:align="left" style:writing-mode="lr-tb"/>
    </style:style>
    <style:style style:name="Tableau1.A" style:family="table-column">
      <style:table-column-properties style:column-width="5.692cm"/>
    </style:style>
    <style:style style:name="Tableau1.B" style:family="table-column">
      <style:table-column-properties style:column-width="10.927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background-color="#f3f3f3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au1.B1" style:family="table-cell">
      <style:table-cell-properties style:vertical-align="top" fo:background-color="#f3f3f3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leau1.A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au1.B2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1.A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au1.B3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1.A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au1.B4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1.A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au1.B5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1.A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au1.B6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2" style:family="table">
      <style:table-properties style:width="16.619cm" fo:margin-left="-0.203cm" table:align="left" style:writing-mode="lr-tb"/>
    </style:style>
    <style:style style:name="Tableau2.A" style:family="table-column">
      <style:table-column-properties style:column-width="5.692cm"/>
    </style:style>
    <style:style style:name="Tableau2.B" style:family="table-column">
      <style:table-column-properties style:column-width="10.927cm"/>
    </style:style>
    <style:style style:name="Tableau2.1" style:family="table-row">
      <style:table-row-properties fo:keep-together="always"/>
    </style:style>
    <style:style style:name="Tableau2.A1" style:family="table-cell">
      <style:table-cell-properties style:vertical-align="top" fo:background-color="#f3f3f3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au2.B1" style:family="table-cell">
      <style:table-cell-properties style:vertical-align="top" fo:background-color="#f3f3f3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leau2.A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au2.B2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2.A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au2.B3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2.A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au2.B4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2.A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au2.B5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2.A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au2.B6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3" style:family="table">
      <style:table-properties style:width="16.619cm" fo:margin-left="-0.203cm" table:align="left" style:writing-mode="lr-tb"/>
    </style:style>
    <style:style style:name="Tableau3.A" style:family="table-column">
      <style:table-column-properties style:column-width="5.692cm"/>
    </style:style>
    <style:style style:name="Tableau3.B" style:family="table-column">
      <style:table-column-properties style:column-width="10.927cm"/>
    </style:style>
    <style:style style:name="Tableau3.1" style:family="table-row">
      <style:table-row-properties fo:keep-together="always"/>
    </style:style>
    <style:style style:name="Tableau3.A1" style:family="table-cell">
      <style:table-cell-properties style:vertical-align="top" fo:background-color="#f3f3f3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au3.B1" style:family="table-cell">
      <style:table-cell-properties style:vertical-align="top" fo:background-color="#f3f3f3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leau3.A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au3.B2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3.A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au3.B3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3.A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au3.B4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3.A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au3.B5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3.A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au3.B6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4" style:family="table">
      <style:table-properties style:width="16.619cm" fo:margin-left="-0.203cm" table:align="left" style:writing-mode="lr-tb"/>
    </style:style>
    <style:style style:name="Tableau4.A" style:family="table-column">
      <style:table-column-properties style:column-width="5.692cm"/>
    </style:style>
    <style:style style:name="Tableau4.B" style:family="table-column">
      <style:table-column-properties style:column-width="10.927cm"/>
    </style:style>
    <style:style style:name="Tableau4.1" style:family="table-row">
      <style:table-row-properties fo:keep-together="always"/>
    </style:style>
    <style:style style:name="Tableau4.A1" style:family="table-cell">
      <style:table-cell-properties style:vertical-align="top" fo:background-color="#f3f3f3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au4.B1" style:family="table-cell">
      <style:table-cell-properties style:vertical-align="top" fo:background-color="#f3f3f3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leau4.A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au4.B2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4.A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au4.B3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4.A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au4.B4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4.A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au4.B5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4.A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au4.B6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5" style:family="table">
      <style:table-properties style:width="16.619cm" fo:margin-left="-0.203cm" table:align="left" style:writing-mode="lr-tb"/>
    </style:style>
    <style:style style:name="Tableau5.A" style:family="table-column">
      <style:table-column-properties style:column-width="5.692cm"/>
    </style:style>
    <style:style style:name="Tableau5.B" style:family="table-column">
      <style:table-column-properties style:column-width="10.927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top" fo:background-color="#f3f3f3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au5.B1" style:family="table-cell">
      <style:table-cell-properties style:vertical-align="top" fo:background-color="#f3f3f3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leau5.A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au5.B2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5.A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au5.B3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5.A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au5.B4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5.A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au5.B5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5.A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au5.B6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6" style:family="table">
      <style:table-properties style:width="16.619cm" fo:margin-left="-0.203cm" table:align="left" style:writing-mode="lr-tb"/>
    </style:style>
    <style:style style:name="Tableau6.A" style:family="table-column">
      <style:table-column-properties style:column-width="5.692cm"/>
    </style:style>
    <style:style style:name="Tableau6.B" style:family="table-column">
      <style:table-column-properties style:column-width="10.927cm"/>
    </style:style>
    <style:style style:name="Tableau6.1" style:family="table-row">
      <style:table-row-properties fo:keep-together="always"/>
    </style:style>
    <style:style style:name="Tableau6.A1" style:family="table-cell">
      <style:table-cell-properties style:vertical-align="top" fo:background-color="#f3f3f3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au6.B1" style:family="table-cell">
      <style:table-cell-properties style:vertical-align="top" fo:background-color="#f3f3f3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leau6.A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au6.B2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6.A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au6.B3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6.A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au6.B4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6.A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au6.B5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6.A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au6.B6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7" style:family="table">
      <style:table-properties style:width="16.619cm" fo:margin-left="-0.203cm" table:align="left" style:writing-mode="lr-tb"/>
    </style:style>
    <style:style style:name="Tableau7.A" style:family="table-column">
      <style:table-column-properties style:column-width="5.692cm"/>
    </style:style>
    <style:style style:name="Tableau7.B" style:family="table-column">
      <style:table-column-properties style:column-width="10.927cm"/>
    </style:style>
    <style:style style:name="Tableau7.1" style:family="table-row">
      <style:table-row-properties fo:keep-together="always"/>
    </style:style>
    <style:style style:name="Tableau7.A1" style:family="table-cell">
      <style:table-cell-properties style:vertical-align="top" fo:background-color="#f3f3f3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au7.B1" style:family="table-cell">
      <style:table-cell-properties style:vertical-align="top" fo:background-color="#f3f3f3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leau7.A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au7.B2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7.A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au7.B3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7.A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au7.B4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7.A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au7.B5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7.A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au7.B6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8" style:family="table">
      <style:table-properties style:width="16.619cm" fo:margin-left="-0.203cm" table:align="left" style:writing-mode="lr-tb"/>
    </style:style>
    <style:style style:name="Tableau8.A" style:family="table-column">
      <style:table-column-properties style:column-width="5.692cm"/>
    </style:style>
    <style:style style:name="Tableau8.B" style:family="table-column">
      <style:table-column-properties style:column-width="10.927cm"/>
    </style:style>
    <style:style style:name="Tableau8.1" style:family="table-row">
      <style:table-row-properties fo:keep-together="always"/>
    </style:style>
    <style:style style:name="Tableau8.A1" style:family="table-cell">
      <style:table-cell-properties style:vertical-align="top" fo:background-color="#f3f3f3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au8.B1" style:family="table-cell">
      <style:table-cell-properties style:vertical-align="top" fo:background-color="#f3f3f3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leau8.A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au8.B2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8.A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au8.B3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8.A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au8.B4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8.A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au8.B5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8.A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au8.B6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Standard">
      <style:text-properties fo:language="fr" fo:country="CA"/>
    </style:style>
    <style:style style:name="P2" style:family="paragraph" style:parent-style-name="Standard">
      <style:text-properties fo:language="fr" fo:country="CA" officeooo:rsid="000e4d79" officeooo:paragraph-rsid="000e4d79"/>
    </style:style>
    <style:style style:name="P3" style:family="paragraph" style:parent-style-name="Standard">
      <style:text-properties fo:language="fr" fo:country="CA" officeooo:paragraph-rsid="00160cbe"/>
    </style:style>
    <style:style style:name="P4" style:family="paragraph" style:parent-style-name="Standard">
      <style:text-properties fo:language="fr" fo:country="CA" officeooo:paragraph-rsid="0018685f"/>
    </style:style>
    <style:style style:name="P5" style:family="paragraph" style:parent-style-name="Standard">
      <style:text-properties fo:color="#0000ff" fo:language="fr" fo:country="CA" fo:font-style="italic" fo:font-weight="bold" style:language-asian="fr" style:country-asian="CA" style:font-style-asian="italic" style:font-weight-asian="bold" style:font-style-complex="italic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>
        <style:tab-stops>
          <style:tab-stop style:position="3.254cm"/>
        </style:tab-stops>
      </style:paragraph-properties>
    </style:style>
    <style:style style:name="P9" style:family="paragraph" style:parent-style-name="Standard">
      <style:text-properties officeooo:paragraph-rsid="001423b9"/>
    </style:style>
    <style:style style:name="P10" style:family="paragraph" style:parent-style-name="Standard">
      <style:text-properties officeooo:paragraph-rsid="00160cbe"/>
    </style:style>
    <style:style style:name="P11" style:family="paragraph" style:parent-style-name="Standard">
      <style:text-properties officeooo:paragraph-rsid="0018685f"/>
    </style:style>
    <style:style style:name="P12" style:family="paragraph" style:parent-style-name="Standard">
      <style:paragraph-properties fo:margin-left="0cm" fo:margin-right="0cm" fo:text-indent="1.27cm" style:auto-text-indent="false"/>
    </style:style>
    <style:style style:name="P13" style:family="paragraph" style:parent-style-name="Standard">
      <style:paragraph-properties fo:margin-left="0cm" fo:margin-right="0cm" fo:text-indent="1.27cm" style:auto-text-indent="false"/>
      <style:text-properties fo:language="fr" fo:country="CA"/>
    </style:style>
    <style:style style:name="P14" style:family="paragraph" style:parent-style-name="Standard">
      <style:paragraph-properties fo:margin-left="0cm" fo:margin-right="0cm" fo:text-indent="1.27cm" style:auto-text-indent="false"/>
      <style:text-properties fo:language="fr" fo:country="CA" officeooo:paragraph-rsid="00160cbe"/>
    </style:style>
    <style:style style:name="P15" style:family="paragraph" style:parent-style-name="Standard">
      <style:paragraph-properties fo:margin-left="0cm" fo:margin-right="0cm" fo:text-indent="1.27cm" style:auto-text-indent="false"/>
      <style:text-properties fo:language="fr" fo:country="CA" officeooo:paragraph-rsid="0018685f"/>
    </style:style>
    <style:style style:name="P16" style:family="paragraph" style:parent-style-name="Standard">
      <style:paragraph-properties fo:margin-left="0cm" fo:margin-right="0cm" fo:text-indent="1.27cm" style:auto-text-indent="false"/>
      <style:text-properties officeooo:paragraph-rsid="00160cbe"/>
    </style:style>
    <style:style style:name="P17" style:family="paragraph" style:parent-style-name="Standard">
      <style:paragraph-properties fo:margin-left="0cm" fo:margin-right="0cm" fo:text-indent="1.27cm" style:auto-text-indent="false"/>
      <style:text-properties officeooo:paragraph-rsid="0018685f"/>
    </style:style>
    <style:style style:name="P18" style:family="paragraph" style:parent-style-name="Standard">
      <style:paragraph-properties fo:margin-top="0.176cm" fo:margin-bottom="0.176cm" loext:contextual-spacing="false" fo:line-height="100%" fo:orphans="2" fo:widows="2"/>
    </style:style>
    <style:style style:name="P19" style:family="paragraph" style:parent-style-name="Standard">
      <style:paragraph-properties fo:margin-top="0.176cm" fo:margin-bottom="0.176cm" loext:contextual-spacing="false" fo:line-height="100%" fo:orphans="2" fo:widows="2"/>
      <style:text-properties officeooo:paragraph-rsid="00160cbe"/>
    </style:style>
    <style:style style:name="P20" style:family="paragraph" style:parent-style-name="Standard">
      <style:paragraph-properties fo:margin-top="0.176cm" fo:margin-bottom="0.176cm" loext:contextual-spacing="false" fo:line-height="100%" fo:orphans="2" fo:widows="2"/>
      <style:text-properties officeooo:paragraph-rsid="0018685f"/>
    </style:style>
    <style:style style:name="P21" style:family="paragraph" style:parent-style-name="Standard">
      <style:paragraph-properties fo:margin-top="0.176cm" fo:margin-bottom="0.176cm" loext:contextual-spacing="false" fo:line-height="100%" fo:text-align="end" style:justify-single-word="false" fo:orphans="2" fo:widows="2"/>
    </style:style>
    <style:style style:name="P22" style:family="paragraph" style:parent-style-name="Standard">
      <style:paragraph-properties fo:margin-top="0.176cm" fo:margin-bottom="0.176cm" loext:contextual-spacing="false" fo:line-height="100%" fo:text-align="end" style:justify-single-word="false" fo:orphans="2" fo:widows="2"/>
      <style:text-properties officeooo:paragraph-rsid="00160cbe"/>
    </style:style>
    <style:style style:name="P23" style:family="paragraph" style:parent-style-name="Standard">
      <style:paragraph-properties fo:margin-top="0.176cm" fo:margin-bottom="0.176cm" loext:contextual-spacing="false" fo:line-height="100%" fo:text-align="end" style:justify-single-word="false" fo:orphans="2" fo:widows="2"/>
      <style:text-properties officeooo:paragraph-rsid="0018685f"/>
    </style:style>
    <style:style style:name="P24" style:family="paragraph" style:parent-style-name="Standard">
      <style:paragraph-properties fo:margin-top="0.176cm" fo:margin-bottom="0.176cm" loext:contextual-spacing="false" fo:line-height="100%" fo:text-align="center" style:justify-single-word="false" fo:orphans="2" fo:widows="2"/>
      <style:text-properties officeooo:paragraph-rsid="000ede82"/>
    </style:style>
    <style:style style:name="P25" style:family="paragraph" style:parent-style-name="Standard">
      <style:paragraph-properties fo:margin-top="0.176cm" fo:margin-bottom="0.176cm" loext:contextual-spacing="false" fo:line-height="100%" fo:text-align="center" style:justify-single-word="false" fo:orphans="2" fo:widows="2"/>
      <style:text-properties officeooo:paragraph-rsid="00160cbe"/>
    </style:style>
    <style:style style:name="P26" style:family="paragraph" style:parent-style-name="Standard">
      <style:paragraph-properties fo:margin-top="0.176cm" fo:margin-bottom="0.176cm" loext:contextual-spacing="false" fo:line-height="100%" fo:text-align="center" style:justify-single-word="false" fo:orphans="2" fo:widows="2"/>
      <style:text-properties officeooo:paragraph-rsid="0018685f"/>
    </style:style>
    <style:style style:name="P27" style:family="paragraph" style:parent-style-name="Standard">
      <style:paragraph-properties fo:margin-top="0.176cm" fo:margin-bottom="0.176cm" loext:contextual-spacing="false" fo:line-height="100%" fo:text-align="center" style:justify-single-word="false" fo:orphans="2" fo:widows="2"/>
      <style:text-properties officeooo:paragraph-rsid="001b126b"/>
    </style:style>
    <style:style style:name="P28" style:family="paragraph" style:parent-style-name="Standard">
      <style:paragraph-properties fo:margin-top="0.176cm" fo:margin-bottom="0.176cm" loext:contextual-spacing="false" fo:line-height="100%" fo:text-align="center" style:justify-single-word="false" fo:orphans="2" fo:widows="2"/>
      <style:text-properties officeooo:paragraph-rsid="001f82f4"/>
    </style:style>
    <style:style style:name="P29" style:family="paragraph" style:parent-style-name="Standard">
      <style:paragraph-properties fo:margin-top="0.176cm" fo:margin-bottom="0.176cm" loext:contextual-spacing="false" fo:line-height="100%" fo:text-align="end" style:justify-single-word="false" fo:orphans="2" fo:widows="2"/>
      <style:text-properties fo:language="fr" fo:country="FR" style:language-asian="fr" style:country-asian="FR"/>
    </style:style>
    <style:style style:name="P30" style:family="paragraph" style:parent-style-name="Standard">
      <style:paragraph-properties fo:margin-top="0.176cm" fo:margin-bottom="0.176cm" loext:contextual-spacing="false" fo:line-height="100%" fo:text-align="end" style:justify-single-word="false" fo:orphans="2" fo:widows="2"/>
      <style:text-properties fo:language="fr" fo:country="FR" officeooo:paragraph-rsid="00160cbe" style:language-asian="fr" style:country-asian="FR"/>
    </style:style>
    <style:style style:name="P31" style:family="paragraph" style:parent-style-name="Standard">
      <style:paragraph-properties fo:margin-top="0.176cm" fo:margin-bottom="0.176cm" loext:contextual-spacing="false" fo:line-height="100%" fo:text-align="end" style:justify-single-word="false" fo:orphans="2" fo:widows="2"/>
      <style:text-properties fo:language="fr" fo:country="FR" officeooo:paragraph-rsid="0018685f" style:language-asian="fr" style:country-asian="FR"/>
    </style:style>
    <style:style style:name="P32" style:family="paragraph" style:parent-style-name="Standard">
      <style:paragraph-properties fo:margin-top="0.176cm" fo:margin-bottom="0.176cm" loext:contextual-spacing="false" fo:line-height="100%" fo:orphans="2" fo:widows="2"/>
      <style:text-properties fo:language="fr" fo:country="FR" style:language-asian="fr" style:country-asian="FR"/>
    </style:style>
    <style:style style:name="P33" style:family="paragraph" style:parent-style-name="Standard">
      <style:paragraph-properties fo:margin-top="0.176cm" fo:margin-bottom="0.176cm" loext:contextual-spacing="false" fo:line-height="100%" fo:orphans="2" fo:widows="2"/>
      <style:text-properties fo:language="fr" fo:country="FR" officeooo:paragraph-rsid="00160cbe" style:language-asian="fr" style:country-asian="FR"/>
    </style:style>
    <style:style style:name="P34" style:family="paragraph" style:parent-style-name="Standard">
      <style:paragraph-properties fo:margin-top="0.176cm" fo:margin-bottom="0.176cm" loext:contextual-spacing="false" fo:line-height="100%" fo:orphans="2" fo:widows="2"/>
      <style:text-properties fo:language="fr" fo:country="FR" officeooo:paragraph-rsid="0018685f" style:language-asian="fr" style:country-asian="FR"/>
    </style:style>
    <style:style style:name="P35" style:family="paragraph" style:parent-style-name="Standard">
      <style:paragraph-properties fo:margin-top="0.176cm" fo:margin-bottom="0.176cm" loext:contextual-spacing="false" fo:line-height="100%" fo:orphans="2" fo:widows="2"/>
      <style:text-properties fo:color="#0000ff" fo:language="fr" fo:country="CA" fo:font-style="italic" officeooo:rsid="00142532" officeooo:paragraph-rsid="00142532" style:language-asian="fr" style:country-asian="CA" style:font-style-asian="italic" style:font-style-complex="italic"/>
    </style:style>
    <style:style style:name="P36" style:family="paragraph" style:parent-style-name="Standard">
      <style:paragraph-properties fo:margin-top="0.176cm" fo:margin-bottom="0.176cm" loext:contextual-spacing="false" fo:line-height="100%" fo:orphans="2" fo:widows="2"/>
      <style:text-properties fo:color="#0000ff" fo:language="fr" fo:country="CA" fo:font-style="italic" officeooo:rsid="00142532" officeooo:paragraph-rsid="00160cbe" style:language-asian="fr" style:country-asian="CA" style:font-style-asian="italic" style:font-style-complex="italic"/>
    </style:style>
    <style:style style:name="P37" style:family="paragraph" style:parent-style-name="Standard">
      <style:paragraph-properties fo:margin-top="0.176cm" fo:margin-bottom="0.176cm" loext:contextual-spacing="false" fo:line-height="100%" fo:orphans="2" fo:widows="2"/>
      <style:text-properties fo:color="#0000ff" fo:language="fr" fo:country="CA" fo:font-style="italic" officeooo:rsid="00160cbe" officeooo:paragraph-rsid="00160cbe" style:language-asian="fr" style:country-asian="CA" style:font-style-asian="italic" style:font-style-complex="italic"/>
    </style:style>
    <style:style style:name="P38" style:family="paragraph" style:parent-style-name="Standard">
      <style:paragraph-properties fo:margin-top="0.176cm" fo:margin-bottom="0.176cm" loext:contextual-spacing="false" fo:line-height="100%" fo:orphans="2" fo:widows="2"/>
      <style:text-properties fo:color="#0000ff" fo:language="fr" fo:country="CA" fo:font-style="italic" officeooo:rsid="00160cbe" officeooo:paragraph-rsid="0018685f" style:language-asian="fr" style:country-asian="CA" style:font-style-asian="italic" style:font-style-complex="italic"/>
    </style:style>
    <style:style style:name="P39" style:family="paragraph" style:parent-style-name="Standard">
      <style:paragraph-properties fo:margin-top="0.176cm" fo:margin-bottom="0.176cm" loext:contextual-spacing="false" fo:line-height="100%" fo:orphans="2" fo:widows="2"/>
      <style:text-properties fo:color="#0000ff" fo:language="fr" fo:country="CA" fo:font-style="italic" officeooo:rsid="001711f8" officeooo:paragraph-rsid="0018685f" style:language-asian="fr" style:country-asian="CA" style:font-style-asian="italic" style:font-style-complex="italic"/>
    </style:style>
    <style:style style:name="P40" style:family="paragraph" style:parent-style-name="Standard">
      <style:paragraph-properties fo:margin-top="0.176cm" fo:margin-bottom="0.176cm" loext:contextual-spacing="false" fo:line-height="100%" fo:orphans="2" fo:widows="2"/>
      <style:text-properties fo:color="#0000ff" fo:language="fr" fo:country="CA" fo:font-style="italic" officeooo:rsid="0018685f" officeooo:paragraph-rsid="0018685f" style:language-asian="fr" style:country-asian="CA" style:font-style-asian="italic" style:font-style-complex="italic"/>
    </style:style>
    <style:style style:name="P41" style:family="paragraph" style:parent-style-name="Standard">
      <style:paragraph-properties fo:margin-top="0.176cm" fo:margin-bottom="0.176cm" loext:contextual-spacing="false" fo:line-height="100%" fo:orphans="2" fo:widows="2"/>
      <style:text-properties fo:color="#0000ff" fo:language="fr" fo:country="CA" fo:font-style="italic" officeooo:rsid="001a3d03" officeooo:paragraph-rsid="001a3d03" style:language-asian="fr" style:country-asian="CA" style:font-style-asian="italic" style:font-style-complex="italic"/>
    </style:style>
    <style:style style:name="P42" style:family="paragraph" style:parent-style-name="Standard">
      <style:paragraph-properties fo:margin-top="0.176cm" fo:margin-bottom="0.176cm" loext:contextual-spacing="false" fo:line-height="100%" fo:orphans="2" fo:widows="2"/>
      <style:text-properties fo:color="#0000ff" fo:language="fr" fo:country="CA" fo:font-style="italic" officeooo:rsid="001b126b" officeooo:paragraph-rsid="001b126b" style:language-asian="fr" style:country-asian="CA" style:font-style-asian="italic" style:font-style-complex="italic"/>
    </style:style>
    <style:style style:name="P43" style:family="paragraph" style:parent-style-name="Standard">
      <style:paragraph-properties fo:margin-top="0.176cm" fo:margin-bottom="0.176cm" loext:contextual-spacing="false" fo:line-height="100%" fo:orphans="2" fo:widows="2"/>
      <style:text-properties fo:color="#0000ff" fo:language="fr" fo:country="CA" fo:font-style="italic" officeooo:rsid="001baac4" officeooo:paragraph-rsid="001baac4" style:language-asian="fr" style:country-asian="CA" style:font-style-asian="italic" style:font-style-complex="italic"/>
    </style:style>
    <style:style style:name="P44" style:family="paragraph" style:parent-style-name="Standard">
      <style:paragraph-properties fo:margin-top="0.176cm" fo:margin-bottom="0.176cm" loext:contextual-spacing="false" fo:line-height="100%" fo:orphans="2" fo:widows="2"/>
      <style:text-properties fo:color="#0000ff" fo:language="fr" fo:country="CA" fo:font-style="italic" officeooo:rsid="001c77f3" officeooo:paragraph-rsid="001c77f3" style:language-asian="fr" style:country-asian="CA" style:font-style-asian="italic" style:font-style-complex="italic"/>
    </style:style>
    <style:style style:name="P45" style:family="paragraph" style:parent-style-name="Standard">
      <style:paragraph-properties fo:margin-top="0.176cm" fo:margin-bottom="0.176cm" loext:contextual-spacing="false" fo:line-height="100%" fo:orphans="2" fo:widows="2"/>
      <style:text-properties fo:language="fr" fo:country="CA" fo:font-weight="bold" style:font-weight-asian="bold"/>
    </style:style>
    <style:style style:name="P46" style:family="paragraph" style:parent-style-name="Standard">
      <style:paragraph-properties fo:margin-top="0.176cm" fo:margin-bottom="0.176cm" loext:contextual-spacing="false" fo:line-height="100%" fo:orphans="2" fo:widows="2"/>
      <style:text-properties fo:language="fr" fo:country="CA" fo:font-weight="bold" officeooo:paragraph-rsid="00160cbe" style:font-weight-asian="bold"/>
    </style:style>
    <style:style style:name="P47" style:family="paragraph" style:parent-style-name="Standard">
      <style:paragraph-properties fo:margin-top="0.176cm" fo:margin-bottom="0.176cm" loext:contextual-spacing="false" fo:line-height="100%" fo:orphans="2" fo:widows="2"/>
      <style:text-properties fo:language="fr" fo:country="CA" officeooo:paragraph-rsid="0018685f"/>
    </style:style>
    <style:style style:name="P48" style:family="paragraph" style:parent-style-name="Standard">
      <style:paragraph-properties fo:margin-top="0.176cm" fo:margin-bottom="0.176cm" loext:contextual-spacing="false" fo:line-height="100%" fo:orphans="2" fo:widows="2"/>
      <style:text-properties fo:language="fr" fo:country="CA" officeooo:rsid="001c77f3" officeooo:paragraph-rsid="001c77f3"/>
    </style:style>
    <style:style style:name="P49" style:family="paragraph" style:parent-style-name="Standard">
      <style:paragraph-properties fo:margin-top="0.176cm" fo:margin-bottom="0.176cm" loext:contextual-spacing="false" fo:line-height="100%" fo:orphans="2" fo:widows="2"/>
      <style:text-properties officeooo:rsid="00142532" officeooo:paragraph-rsid="00142532"/>
    </style:style>
    <style:style style:name="P50" style:family="paragraph" style:parent-style-name="Standard">
      <style:paragraph-properties fo:margin-top="0.176cm" fo:margin-bottom="0.176cm" loext:contextual-spacing="false" fo:line-height="100%" fo:orphans="2" fo:widows="2"/>
      <style:text-properties officeooo:rsid="00142532" officeooo:paragraph-rsid="00160cbe"/>
    </style:style>
    <style:style style:name="P51" style:family="paragraph" style:parent-style-name="Standard">
      <style:paragraph-properties fo:margin-top="0.176cm" fo:margin-bottom="0.176cm" loext:contextual-spacing="false" fo:line-height="100%" fo:orphans="2" fo:widows="2"/>
      <style:text-properties officeooo:rsid="00142532" officeooo:paragraph-rsid="0018685f"/>
    </style:style>
    <style:style style:name="P52" style:family="paragraph" style:parent-style-name="Standard">
      <style:paragraph-properties fo:margin-top="0.176cm" fo:margin-bottom="0.176cm" loext:contextual-spacing="false" fo:line-height="100%" fo:orphans="2" fo:widows="2"/>
      <style:text-properties officeooo:rsid="001c77f3" officeooo:paragraph-rsid="001c77f3"/>
    </style:style>
    <style:style style:name="P53" style:family="paragraph" style:parent-style-name="Standard">
      <style:paragraph-properties fo:margin-left="0cm" fo:margin-right="0.635cm" fo:text-indent="0cm" style:auto-text-indent="false"/>
      <style:text-properties fo:language="fr" fo:country="CA"/>
    </style:style>
    <style:style style:name="P54" style:family="paragraph" style:parent-style-name="Standard">
      <style:paragraph-properties fo:margin-left="0cm" fo:margin-right="-0.025cm" fo:margin-top="0.071cm" fo:margin-bottom="0cm" loext:contextual-spacing="false" fo:text-align="end" style:justify-single-word="false" fo:text-indent="0cm" style:auto-text-indent="false">
        <style:tab-stops>
          <style:tab-stop style:position="2.002cm"/>
        </style:tab-stops>
      </style:paragraph-properties>
    </style:style>
    <style:style style:name="P55" style:family="paragraph" style:parent-style-name="Standard" style:list-style-name="">
      <style:paragraph-properties fo:margin-left="0cm" fo:margin-right="0cm" fo:text-align="center" style:justify-single-word="false" fo:text-indent="0cm" style:auto-text-indent="false"/>
      <style:text-properties fo:language="fr" fo:country="CA" officeooo:paragraph-rsid="0018685f"/>
    </style:style>
    <style:style style:name="P56" style:family="paragraph" style:parent-style-name="Heading_20_2" style:list-style-name="">
      <style:paragraph-properties fo:margin-left="0cm" fo:margin-right="0cm" fo:text-align="center" style:justify-single-word="false" fo:text-indent="0cm" style:auto-text-indent="false"/>
      <style:text-properties officeooo:paragraph-rsid="0018685f"/>
    </style:style>
    <style:style style:name="P57" style:family="paragraph" style:parent-style-name="Heading_20_2" style:list-style-name="">
      <style:paragraph-properties fo:margin-left="0cm" fo:margin-right="0cm" fo:text-align="center" style:justify-single-word="false" fo:text-indent="0cm" style:auto-text-indent="false"/>
      <style:text-properties style:font-name="Times New Roman" fo:language="fr" fo:country="CA" officeooo:paragraph-rsid="001423b9" style:font-name-complex="Times New Roman"/>
    </style:style>
    <style:style style:name="P58" style:family="paragraph" style:parent-style-name="Heading_20_2" style:list-style-name="">
      <style:paragraph-properties fo:margin-left="0cm" fo:margin-right="0cm" fo:text-align="center" style:justify-single-word="false" fo:text-indent="0cm" style:auto-text-indent="false"/>
      <style:text-properties style:font-name="Times New Roman" fo:language="fr" fo:country="CA" officeooo:paragraph-rsid="00160cbe" style:font-name-complex="Times New Roman"/>
    </style:style>
    <style:style style:name="P59" style:family="paragraph" style:parent-style-name="Heading_20_2" style:list-style-name="">
      <style:paragraph-properties fo:margin-left="0cm" fo:margin-right="0cm" fo:text-align="center" style:justify-single-word="false" fo:text-indent="0cm" style:auto-text-indent="false"/>
      <style:text-properties style:font-name="Times New Roman" fo:language="fr" fo:country="CA" officeooo:paragraph-rsid="0018685f" style:font-name-complex="Times New Roman"/>
    </style:style>
    <style:style style:name="P60" style:family="paragraph" style:parent-style-name="Heading_20_2" style:list-style-name="" style:master-page-name="Standard">
      <style:paragraph-properties fo:margin-left="0cm" fo:margin-right="0cm" fo:text-align="center" style:justify-single-word="false" fo:text-indent="0cm" style:auto-text-indent="false" style:page-number="auto"/>
      <style:text-properties officeooo:paragraph-rsid="00160cbe"/>
    </style:style>
    <style:style style:name="P61" style:family="paragraph" style:parent-style-name="Heading_20_2" style:list-style-name="" style:master-page-name="Standard">
      <style:paragraph-properties fo:margin-left="0cm" fo:margin-right="0cm" fo:text-align="center" style:justify-single-word="false" fo:text-indent="0cm" style:auto-text-indent="false" style:page-number="auto"/>
      <style:text-properties officeooo:paragraph-rsid="00160cbe"/>
    </style:style>
    <style:style style:name="P62" style:family="paragraph" style:parent-style-name="Heading_20_2" style:list-style-name="" style:master-page-name="Standard">
      <style:paragraph-properties fo:margin-left="0cm" fo:margin-right="0cm" fo:text-align="center" style:justify-single-word="false" fo:text-indent="0cm" style:auto-text-indent="false" style:page-number="auto"/>
      <style:text-properties officeooo:paragraph-rsid="0018685f"/>
    </style:style>
    <style:style style:name="P63" style:family="paragraph" style:parent-style-name="Heading_20_2" style:list-style-name="" style:master-page-name="Standard">
      <style:paragraph-properties fo:margin-left="0cm" fo:margin-right="0cm" fo:text-align="center" style:justify-single-word="false" fo:text-indent="0cm" style:auto-text-indent="false" style:page-number="auto"/>
      <style:text-properties officeooo:paragraph-rsid="0018685f"/>
    </style:style>
    <style:style style:name="P64" style:family="paragraph" style:parent-style-name="Heading_20_2" style:list-style-name="" style:master-page-name="Standard">
      <style:paragraph-properties fo:margin-left="0cm" fo:margin-right="0cm" fo:text-align="center" style:justify-single-word="false" fo:text-indent="0cm" style:auto-text-indent="false" style:page-number="auto"/>
      <style:text-properties officeooo:paragraph-rsid="0018685f"/>
    </style:style>
    <style:style style:name="P65" style:family="paragraph" style:parent-style-name="Heading_20_2" style:list-style-name="" style:master-page-name="Standard">
      <style:paragraph-properties fo:margin-left="0cm" fo:margin-right="0cm" fo:text-align="center" style:justify-single-word="false" fo:text-indent="0cm" style:auto-text-indent="false" style:page-number="auto"/>
      <style:text-properties officeooo:paragraph-rsid="0018685f"/>
    </style:style>
    <style:style style:name="P66" style:family="paragraph" style:parent-style-name="Heading_20_2" style:list-style-name="" style:master-page-name="Standard">
      <style:paragraph-properties fo:margin-left="0cm" fo:margin-right="0cm" fo:text-align="center" style:justify-single-word="false" fo:text-indent="0cm" style:auto-text-indent="false" style:page-number="auto"/>
      <style:text-properties officeooo:paragraph-rsid="0018685f"/>
    </style:style>
    <style:style style:name="P67" style:family="paragraph" style:parent-style-name="Header">
      <style:text-properties fo:language="fr" fo:country="CA"/>
    </style:style>
    <style:style style:name="P68" style:family="paragraph" style:parent-style-name="body_20_text">
      <style:paragraph-properties fo:text-align="center" style:justify-single-word="false"/>
      <style:text-properties fo:language="fr" fo:country="CA" fo:font-weight="bold" style:font-weight-asian="bold"/>
    </style:style>
    <style:style style:name="P69" style:family="paragraph" style:parent-style-name="body_20_text">
      <style:paragraph-properties fo:text-align="center" style:justify-single-word="false"/>
      <style:text-properties fo:language="fr" fo:country="CA" fo:font-weight="bold" officeooo:paragraph-rsid="00160cbe" style:font-weight-asian="bold"/>
    </style:style>
    <style:style style:name="P70" style:family="paragraph" style:parent-style-name="body_20_text">
      <style:paragraph-properties fo:text-align="center" style:justify-single-word="false"/>
      <style:text-properties fo:language="fr" fo:country="CA" fo:font-weight="bold" officeooo:paragraph-rsid="0018685f" style:font-weight-asian="bold"/>
    </style:style>
    <style:style style:name="P71" style:family="paragraph" style:parent-style-name="body_20_text">
      <style:text-properties fo:color="#0000ff" fo:language="fr" fo:country="CA" fo:font-style="italic" style:language-asian="fr" style:country-asian="CA" style:font-style-asian="italic" style:font-style-complex="italic"/>
    </style:style>
    <style:style style:name="P72" style:family="paragraph" style:parent-style-name="body_20_text">
      <style:text-properties fo:color="#0000ff" fo:language="fr" fo:country="CA" fo:font-style="italic" officeooo:rsid="000ede82" officeooo:paragraph-rsid="000ede82" style:language-asian="fr" style:country-asian="CA" style:font-style-asian="italic" style:font-style-complex="italic"/>
    </style:style>
    <style:style style:name="P73" style:family="paragraph" style:parent-style-name="body_20_text">
      <style:text-properties fo:color="#0000ff" fo:language="fr" fo:country="CA" fo:font-style="italic" officeooo:rsid="000ede82" officeooo:paragraph-rsid="00160cbe" style:language-asian="fr" style:country-asian="CA" style:font-style-asian="italic" style:font-style-complex="italic"/>
    </style:style>
    <style:style style:name="P74" style:family="paragraph" style:parent-style-name="body_20_text">
      <style:text-properties fo:color="#0000ff" fo:language="fr" fo:country="CA" fo:font-style="italic" officeooo:rsid="000ede82" officeooo:paragraph-rsid="0018685f" style:language-asian="fr" style:country-asian="CA" style:font-style-asian="italic" style:font-style-complex="italic"/>
    </style:style>
    <style:style style:name="P75" style:family="paragraph" style:parent-style-name="body_20_text">
      <style:text-properties fo:color="#0000ff" fo:language="fr" fo:country="CA" fo:font-style="italic" officeooo:paragraph-rsid="00160cbe" style:language-asian="fr" style:country-asian="CA" style:font-style-asian="italic" style:font-style-complex="italic"/>
    </style:style>
    <style:style style:name="P76" style:family="paragraph" style:parent-style-name="body_20_text">
      <style:text-properties fo:color="#0000ff" fo:language="fr" fo:country="CA" fo:font-style="italic" officeooo:paragraph-rsid="0018685f" style:language-asian="fr" style:country-asian="CA" style:font-style-asian="italic" style:font-style-complex="italic"/>
    </style:style>
    <style:style style:name="P77" style:family="paragraph" style:parent-style-name="body_20_text">
      <style:paragraph-properties fo:text-align="center" style:justify-single-word="false" fo:keep-with-next="always"/>
      <style:text-properties fo:language="fr" fo:country="CA" fo:font-weight="bold" style:font-weight-asian="bold"/>
    </style:style>
    <style:style style:name="P78" style:family="paragraph" style:parent-style-name="body_20_text">
      <style:paragraph-properties fo:text-align="center" style:justify-single-word="false" fo:keep-with-next="always"/>
      <style:text-properties fo:language="fr" fo:country="CA" fo:font-weight="bold" officeooo:paragraph-rsid="00160cbe" style:font-weight-asian="bold"/>
    </style:style>
    <style:style style:name="P79" style:family="paragraph" style:parent-style-name="body_20_text">
      <style:paragraph-properties fo:text-align="center" style:justify-single-word="false" fo:keep-with-next="always"/>
      <style:text-properties fo:language="fr" fo:country="CA" fo:font-weight="bold" officeooo:paragraph-rsid="0018685f" style:font-weight-asian="bold"/>
    </style:style>
    <style:style style:name="P80" style:family="paragraph" style:parent-style-name="body_20_text">
      <style:paragraph-properties fo:text-align="end" style:justify-single-word="false" fo:keep-with-next="always"/>
      <style:text-properties fo:language="fr" fo:country="FR" style:language-asian="fr" style:country-asian="FR"/>
    </style:style>
    <style:style style:name="P81" style:family="paragraph" style:parent-style-name="body_20_text">
      <style:paragraph-properties fo:text-align="end" style:justify-single-word="false" fo:keep-with-next="always"/>
      <style:text-properties fo:language="fr" fo:country="FR" officeooo:paragraph-rsid="00160cbe" style:language-asian="fr" style:country-asian="FR"/>
    </style:style>
    <style:style style:name="P82" style:family="paragraph" style:parent-style-name="body_20_text">
      <style:paragraph-properties fo:text-align="end" style:justify-single-word="false" fo:keep-with-next="always"/>
      <style:text-properties fo:language="fr" fo:country="FR" officeooo:paragraph-rsid="0018685f" style:language-asian="fr" style:country-asian="FR"/>
    </style:style>
    <style:style style:name="T1" style:family="text">
      <style:text-properties style:font-name="Times New Roman" fo:language="fr" fo:country="CA" style:font-name-complex="Times New Roman"/>
    </style:style>
    <style:style style:name="T2" style:family="text">
      <style:text-properties style:font-name="Times New Roman" fo:language="fr" fo:country="CA" officeooo:rsid="000e4d79" style:font-name-complex="Times New Roman"/>
    </style:style>
    <style:style style:name="T3" style:family="text">
      <style:text-properties fo:language="fr" fo:country="CA"/>
    </style:style>
    <style:style style:name="T4" style:family="text">
      <style:text-properties fo:language="fr" fo:country="CA" fo:font-weight="bold" style:font-weight-asian="bold"/>
    </style:style>
    <style:style style:name="T5" style:family="text">
      <style:text-properties fo:language="fr" fo:country="CA" officeooo:rsid="000e4d79"/>
    </style:style>
    <style:style style:name="T6" style:family="text">
      <style:text-properties fo:font-weight="bold" style:font-weight-asian="bold"/>
    </style:style>
    <style:style style:name="T7" style:family="text">
      <style:text-properties style:font-name="Wingdings" style:font-name-asian="Wingdings" style:font-name-complex="Wingdings"/>
    </style:style>
    <style:style style:name="T8" style:family="text">
      <style:text-properties style:font-name="Wingdings" fo:language="fr" fo:country="CA" style:font-name-asian="Wingdings" style:font-name-complex="Wingdings"/>
    </style:style>
    <style:style style:name="T9" style:family="text">
      <style:text-properties style:font-name="Wingdings" fo:font-size="16pt" fo:language="fr" fo:country="CA" fo:font-weight="bold" style:font-name-asian="Wingdings" style:font-size-asian="16pt" style:font-weight-asian="bold" style:font-name-complex="Wingdings"/>
    </style:style>
    <style:style style:name="T10" style:family="text">
      <style:text-properties style:font-name="Wingdings" fo:font-size="16pt" fo:language="fr" fo:country="CA" fo:font-weight="bold" style:font-name-asian="Wingdings" style:font-size-asian="16pt" style:language-asian="fr" style:country-asian="FR" style:font-weight-asian="bold" style:font-name-complex="Wingdings"/>
    </style:style>
    <style:style style:name="T11" style:family="text">
      <style:text-properties fo:language="fr" fo:country="FR" style:language-asian="fr" style:country-asian="FR"/>
    </style:style>
    <style:style style:name="T12" style:family="text">
      <style:text-properties fo:language="fr" fo:country="FR" fo:font-weight="bold" style:language-asian="fr" style:country-asian="FR" style:font-weight-asian="bold"/>
    </style:style>
    <style:style style:name="T13" style:family="text">
      <style:text-properties fo:color="#0000ff" fo:font-style="italic" style:language-asian="fr" style:country-asian="CA" style:font-style-asian="italic" style:font-style-complex="italic"/>
    </style:style>
    <style:style style:name="T14" style:family="text">
      <style:text-properties fo:color="#0000ff" fo:font-style="italic" officeooo:rsid="000ede82" style:language-asian="fr" style:country-asian="CA" style:font-style-asian="italic" style:font-style-complex="italic"/>
    </style:style>
    <style:style style:name="T15" style:family="text">
      <style:text-properties fo:color="#0000ff" fo:font-style="italic" officeooo:rsid="001423b9" style:language-asian="fr" style:country-asian="CA" style:font-style-asian="italic" style:font-style-complex="italic"/>
    </style:style>
    <style:style style:name="T16" style:family="text">
      <style:text-properties fo:color="#0000ff" fo:font-style="italic" fo:font-weight="bold" style:language-asian="fr" style:country-asian="CA" style:font-style-asian="italic" style:font-weight-asian="bold" style:font-style-complex="italic"/>
    </style:style>
    <style:style style:name="T17" style:family="text">
      <style:text-properties fo:color="#0000ff" fo:font-style="italic" fo:font-weight="bold" officeooo:rsid="000ede82" style:language-asian="fr" style:country-asian="CA" style:font-style-asian="italic" style:font-weight-asian="bold" style:font-style-complex="italic"/>
    </style:style>
    <style:style style:name="T18" style:family="text">
      <style:text-properties fo:color="#0000ff" fo:language="fr" fo:country="CA" fo:font-style="italic" style:language-asian="fr" style:country-asian="CA" style:font-style-asian="italic" style:font-style-complex="italic"/>
    </style:style>
    <style:style style:name="T19" style:family="text">
      <style:text-properties fo:color="#0000ff" fo:language="fr" fo:country="CA" fo:font-style="italic" officeooo:rsid="001a3d03" style:language-asian="fr" style:country-asian="CA" style:font-style-asian="italic" style:font-style-complex="italic"/>
    </style:style>
    <style:style style:name="T20" style:family="text">
      <style:text-properties fo:color="#0000ff" fo:language="fr" fo:country="CA" fo:font-style="italic" officeooo:rsid="001baac4" style:language-asian="fr" style:country-asian="CA" style:font-style-asian="italic" style:font-style-complex="italic"/>
    </style:style>
    <style:style style:name="T21" style:family="text">
      <style:text-properties fo:color="#0000ff" style:font-name="Times New Roman" fo:language="fr" fo:country="CA" fo:font-style="italic" officeooo:rsid="000ede82" style:language-asian="fr" style:country-asian="CA" style:font-style-asian="italic" style:font-name-complex="Times New Roman" style:font-style-complex="italic"/>
    </style:style>
    <style:style style:name="T22" style:family="text">
      <style:text-properties fo:color="#0000ff" style:font-name="Times New Roman" fo:font-style="italic" officeooo:rsid="000ede82" style:language-asian="fr" style:country-asian="CA" style:font-style-asian="italic" style:font-name-complex="Times New Roman" style:font-style-complex="italic"/>
    </style:style>
    <style:style style:name="T23" style:family="text">
      <style:text-properties fo:font-size="16pt" fo:language="fr" fo:country="FR" fo:font-weight="bold" style:font-size-asian="16pt" style:language-asian="fr" style:country-asian="FR" style:font-weight-asian="bold"/>
    </style:style>
    <style:style style:name="T24" style:family="text">
      <style:text-properties fo:font-size="16pt" fo:language="fr" fo:country="CA" fo:font-weight="bold" style:font-size-asian="16pt" style:font-weight-asian="bold"/>
    </style:style>
    <style:style style:name="T25" style:family="text">
      <style:text-properties style:font-name="Symbol" style:font-name-asian="Symbol" style:font-name-complex="Symbol"/>
    </style:style>
    <style:style style:name="T26" style:family="text">
      <style:text-properties officeooo:rsid="00160cbe"/>
    </style:style>
    <style:style style:name="T27" style:family="text">
      <style:text-properties officeooo:rsid="001711f8"/>
    </style:style>
    <style:style style:name="T28" style:family="text">
      <style:text-properties officeooo:rsid="001a3d03"/>
    </style:style>
    <style:style style:name="T29" style:family="text">
      <style:text-properties officeooo:rsid="001a6319"/>
    </style:style>
    <style:style style:name="T30" style:family="text">
      <style:text-properties officeooo:rsid="001b126b"/>
    </style:style>
    <style:style style:name="T31" style:family="text">
      <style:text-properties officeooo:rsid="001baac4"/>
    </style:style>
    <style:style style:name="T32" style:family="text">
      <style:text-properties officeooo:rsid="001e6804"/>
    </style:style>
    <style:style style:name="T33" style:family="text"/>
  </office:automatic-styles>
  <office:body>
    <office:text text:use-soft-page-breaks="true">
      <office:forms form:automatic-focus="false" form:apply-design-mode="false"/>
      <text:variable-decls>
        <text:variable-decl office:value-type="string" text:name="typ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2" text:outline-level="2"><text:span text:style-name="T1">Fiche de Tests n° </text:span><text:span text:style-name="T2"><text:page-number text:select-page="current">1</text:page-number></text:span><text:span text:style-name="T1">– Type : <text:s text:c="2"/></text:span><text:span text:style-name="T1"><text:variable-set text:name="type" office:value-type="string">FON</text:variable-set></text:span></text:h>
      <text:h text:style-name="P59" text:outline-level="2"><text:span text:style-name="T15"><text:variable-get text:name="type">FON</text:variable-get></text:span><text:span text:style-name="T15"><text:page-number text:select-page="current">1</text:page-number></text:span></text:h>
      <text:p text:style-name="P4"/>
      <text:p text:style-name="P11"><text:span text:style-name="T4">Type </text:span><text:span text:style-name="T3">: <text:tab/></text:span><text:span text:style-name="T8">☒</text:span><text:span text:style-name="T3"> <text:s/>fonctionnel <text:tab/> <text:s text:c="2"/></text:span><text:span text:style-name="T8"></text:span><text:span text:style-name="T3"> <text:s/>IU <text:s text:c="19"/></text:span><text:span text:style-name="T8"></text:span><text:span text:style-name="T3"> données et BDD <text:tab/></text:span><text:span text:style-name="T8"></text:span><text:span text:style-name="T3"> <text:s/>Profilage <text:tab/> <text:s text:c="3"/></text:span></text:p>
      <text:p text:style-name="P17"><text:span text:style-name="T8"></text:span><text:span text:style-name="T3"> <text:s/>Charge <text:s/><text:tab/> <text:s text:c="2"/></text:span><text:span text:style-name="T8"></text:span><text:span text:style-name="T3"> stress<text:tab/> <text:s text:c="3"/></text:span><text:span text:style-name="T8"></text:span><text:span text:style-name="T3"> volumétrie <text:s text:c="16"/></text:span><text:span text:style-name="T8"></text:span><text:span text:style-name="T3"> sécurité contrôle <text:s text:c="7"/></text:span></text:p>
      <text:p text:style-name="P15"><text:span text:style-name="T7"></text:span> <text:s/>basculement récupération <text:s text:c="14"/><text:span text:style-name="T7"></text:span> configuration <text:tab/><text:span text:style-name="T7"></text:span> tests d'installation</text:p>
      <table:table table:name="Tableau8" table:style-name="Tableau8">
        <table:table-column table:style-name="Tableau8.A"/>
        <table:table-column table:style-name="Tableau8.B"/>
        <table:table-header-rows>
          <table:table-row table:style-name="Tableau8.1">
            <table:table-cell table:style-name="Tableau8.A1" office:value-type="string">
              <text:p text:style-name="P79">Descriptif</text:p>
            </table:table-cell>
            <table:table-cell table:style-name="Tableau8.B1" office:value-type="string">
              <text:p text:style-name="P70">Description</text:p>
            </table:table-cell>
          </table:table-row>
        </table:table-header-rows>
        <table:table-row table:style-name="Tableau8.1">
          <table:table-cell table:style-name="Tableau8.A2" office:value-type="string">
            <text:p text:style-name="P23"><text:span text:style-name="T11">Version du projet </text:span></text:p>
          </table:table-cell>
          <table:table-cell table:style-name="Tableau8.B2" office:value-type="string">
            <text:p text:style-name="P76">xx</text:p>
          </table:table-cell>
        </table:table-row>
        <table:table-row table:style-name="Tableau8.1">
          <table:table-cell table:style-name="Tableau8.A3" office:value-type="string">
            <text:p text:style-name="P23"><text:span text:style-name="T11">Version du logicielle à tester</text:span></text:p>
          </table:table-cell>
          <table:table-cell table:style-name="Tableau8.B3" office:value-type="string">
            <text:p text:style-name="P76">xx</text:p>
          </table:table-cell>
        </table:table-row>
        <table:table-row table:style-name="Tableau8.1">
          <table:table-cell table:style-name="Tableau8.A4" office:value-type="string">
            <text:p text:style-name="P31">Version des logiciels Tiers</text:p>
          </table:table-cell>
          <table:table-cell table:style-name="Tableau8.B4" office:value-type="string">
            <text:p text:style-name="P76">xx</text:p>
          </table:table-cell>
        </table:table-row>
        <table:table-row table:style-name="Tableau8.1">
          <table:table-cell table:style-name="Tableau8.A5" office:value-type="string">
            <text:p text:style-name="P82">Nom du Testeur</text:p>
          </table:table-cell>
          <table:table-cell table:style-name="Tableau8.B5" office:value-type="string">
            <text:p text:style-name="P74">Arthur DESCHAUD</text:p>
          </table:table-cell>
        </table:table-row>
        <table:table-row table:style-name="Tableau8.1">
          <table:table-cell table:style-name="Tableau8.A6" office:value-type="string">
            <text:p text:style-name="P82">Date</text:p>
          </table:table-cell>
          <table:table-cell table:style-name="Tableau8.B6" office:value-type="string">
            <text:p text:style-name="P76">xx</text:p>
          </table:table-cell>
        </table:table-row>
      </table:table>
      <text:p text:style-name="P34"/>
      <text:p text:style-name="P20"><text:span text:style-name="T12">Description de la fonctionnalité :</text:span></text:p>
      <text:p text:style-name="P40">Login du client.</text:p>
      <text:p text:style-name="P20"><text:span text:style-name="T12">Pré-requis:</text:span></text:p>
      <text:p text:style-name="P51"><text:span text:style-name="T18">Création et importation base de donnée </text:span><text:span text:style-name="T19">et du compte du client.</text:span></text:p>
      <text:p text:style-name="P20"><text:span text:style-name="T12">Procédure/ déroulement : </text:span></text:p>
      <text:p text:style-name="P41">Se rendre sur user_login.php, saisir son login et son mot de passe, et cliquer sur s’authentifier.</text:p>
      <text:p text:style-name="P20"><text:span text:style-name="T12">Résultat attendu : </text:span></text:p>
      <text:p text:style-name="P41">Redirection vers la liste des articles, avec un message « Bonjour &lt;Nom du compte&gt; ».</text:p>
      <text:p text:style-name="P20"><text:span text:style-name="T12">Résultat obtenu: </text:span></text:p>
      <text:p text:style-name="P39">L<text:span text:style-name="T28">a liste et le message s’affiche bien.</text:span></text:p>
      <text:p text:style-name="P26"><text:span text:style-name="T23">Synthèse : <text:s text:c="3"/></text:span><text:span text:style-name="T9">☒</text:span><text:span text:style-name="T24"> OK <text:s text:c="2"/></text:span><text:span text:style-name="T9"> </text:span><text:span text:style-name="T24">KO</text:span></text:p>
      <text:p text:style-name="P47"><text:span text:style-name="T6">Explications : </text:span></text:p>
      <text:p text:style-name="P47"><text:span text:style-name="T17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h text:style-name="P56" text:outline-level="2"><text:soft-page-break/><text:span text:style-name="T1">Fiche de Tests n° </text:span><text:span text:style-name="T2"><text:page-number text:select-page="current">2</text:page-number></text:span><text:span text:style-name="T1">– Type : <text:s text:c="2"/></text:span><text:span text:style-name="T1"><text:variable-set text:name="type" office:value-type="string">FON</text:variable-set></text:span></text:h>
      <text:h text:style-name="P57" text:outline-level="2"><text:span text:style-name="T15"><text:variable-get text:name="type">FON</text:variable-get></text:span><text:span text:style-name="T15"><text:page-number text:select-page="current">2</text:page-number></text:span></text:h>
      <text:p text:style-name="P1"/>
      <text:p text:style-name="P9"><text:span text:style-name="T4">Type </text:span><text:span text:style-name="T3">: <text:tab/></text:span><text:span text:style-name="T8">☒</text:span><text:span text:style-name="T3"> <text:s/>fonctionnel <text:tab/> <text:s text:c="2"/></text:span><text:span text:style-name="T8"></text:span><text:span text:style-name="T3"> <text:s/>IU <text:s text:c="19"/></text:span><text:span text:style-name="T8"></text:span><text:span text:style-name="T3"> données et BDD <text:tab/></text:span><text:span text:style-name="T8"></text:span><text:span text:style-name="T3"> <text:s/>Profilage <text:tab/> <text:s text:c="3"/></text:span></text:p>
      <text:p text:style-name="P12"><text:span text:style-name="T8"></text:span><text:span text:style-name="T3"> <text:s/>Charge <text:s/><text:tab/> <text:s text:c="2"/></text:span><text:span text:style-name="T8"></text:span><text:span text:style-name="T3"> stress<text:tab/> <text:s text:c="3"/></text:span><text:span text:style-name="T8"></text:span><text:span text:style-name="T3"> volumétrie <text:s text:c="16"/></text:span><text:span text:style-name="T8"></text:span><text:span text:style-name="T3"> sécurité contrôle <text:s text:c="7"/></text:span></text:p>
      <text:p text:style-name="P13"><text:span text:style-name="T7"></text:span> <text:s/>basculement récupération <text:s text:c="14"/><text:span text:style-name="T7"></text:span> configuration <text:tab/><text:span text:style-name="T7"></text:span> tests d'installation</text:p>
      <table:table table:name="Tableau1" table:style-name="Tableau1">
        <table:table-column table:style-name="Tableau1.A"/>
        <table:table-column table:style-name="Tableau1.B"/>
        <table:table-header-rows>
          <table:table-row table:style-name="Tableau1.1">
            <table:table-cell table:style-name="Tableau1.A1" office:value-type="string">
              <text:p text:style-name="P77">Descriptif</text:p>
            </table:table-cell>
            <table:table-cell table:style-name="Tableau1.B1" office:value-type="string">
              <text:p text:style-name="P68">Description</text:p>
            </table:table-cell>
          </table:table-row>
        </table:table-header-rows>
        <table:table-row table:style-name="Tableau1.1">
          <table:table-cell table:style-name="Tableau1.A2" office:value-type="string">
            <text:p text:style-name="P21"><text:span text:style-name="T11">Version du projet </text:span></text:p>
          </table:table-cell>
          <table:table-cell table:style-name="Tableau1.B2" office:value-type="string">
            <text:p text:style-name="P71">xx</text:p>
          </table:table-cell>
        </table:table-row>
        <table:table-row table:style-name="Tableau1.1">
          <table:table-cell table:style-name="Tableau1.A3" office:value-type="string">
            <text:p text:style-name="P21"><text:span text:style-name="T11">Version du logicielle à tester</text:span></text:p>
          </table:table-cell>
          <table:table-cell table:style-name="Tableau1.B3" office:value-type="string">
            <text:p text:style-name="P71">xx</text:p>
          </table:table-cell>
        </table:table-row>
        <table:table-row table:style-name="Tableau1.1">
          <table:table-cell table:style-name="Tableau1.A4" office:value-type="string">
            <text:p text:style-name="P29">Version des logiciels Tiers</text:p>
          </table:table-cell>
          <table:table-cell table:style-name="Tableau1.B4" office:value-type="string">
            <text:p text:style-name="P71">xx</text:p>
          </table:table-cell>
        </table:table-row>
        <table:table-row table:style-name="Tableau1.1">
          <table:table-cell table:style-name="Tableau1.A5" office:value-type="string">
            <text:p text:style-name="P80">Nom du Testeur</text:p>
          </table:table-cell>
          <table:table-cell table:style-name="Tableau1.B5" office:value-type="string">
            <text:p text:style-name="P72">Arthur DESCHAUD</text:p>
          </table:table-cell>
        </table:table-row>
        <table:table-row table:style-name="Tableau1.1">
          <table:table-cell table:style-name="Tableau1.A6" office:value-type="string">
            <text:p text:style-name="P80">Date</text:p>
          </table:table-cell>
          <table:table-cell table:style-name="Tableau1.B6" office:value-type="string">
            <text:p text:style-name="P71">xx</text:p>
          </table:table-cell>
        </table:table-row>
      </table:table>
      <text:p text:style-name="P32"/>
      <text:p text:style-name="P18"><text:span text:style-name="T12">Description de la fonctionnalité :</text:span></text:p>
      <text:p text:style-name="P35">Création d’un compte</text:p>
      <text:p text:style-name="P18"><text:span text:style-name="T12">Pré-requis:</text:span></text:p>
      <text:p text:style-name="P49"><text:span text:style-name="T18">Création et importation base de donnée</text:span></text:p>
      <text:p text:style-name="P18"><text:span text:style-name="T12">Procédure/ déroulement : </text:span></text:p>
      <text:p text:style-name="P35">Se rendre sur la page user_create.php, saisir Nom, Site Perso, Login et Mot de passe et cliquer sur Créer ce compte.</text:p>
      <text:p text:style-name="P18"><text:span text:style-name="T12">Résultat attendu : </text:span></text:p>
      <text:p text:style-name="P35">Message de validation et retour sur la page de login</text:p>
      <text:p text:style-name="P18"><text:span text:style-name="T12">Résultat obtenu: </text:span></text:p>
      <text:p text:style-name="P35">Pas de message de validation mais <text:span text:style-name="T29">redirigé vers l</text:span>a page de login.</text:p>
      <text:p text:style-name="P24"><text:span text:style-name="T23">Synthèse : <text:s text:c="3"/></text:span><text:span text:style-name="T9"></text:span><text:span text:style-name="T24"> OK <text:s text:c="2"/></text:span><text:span text:style-name="T9">☒</text:span><text:span text:style-name="T24"> KO</text:span></text:p>
      <text:p text:style-name="P45">Explications : </text:p>
      <text:p text:style-name="P5"/>
      <text:p text:style-name="P1"><text:span text:style-name="T13">[</text:span><text:span text:style-name="T14">Le type de champs n’est pas le bon</text:span></text:p>
      <text:p text:style-name="P1"><text:span text:style-name="T21"/></text:p>
      <text:p text:style-name="P1"><text:span text:style-name="T21"/></text:p>
      <text:p text:style-name="P1"><text:span text:style-name="T21"/></text:p>
      <text:p text:style-name="P1"><text:span text:style-name="T21"/></text:p>
      <text:p text:style-name="P1"><text:span text:style-name="T21"/></text:p>
      <text:p text:style-name="P1"><text:span text:style-name="T22"/></text:p>
      <text:p text:style-name="P1"><text:span text:style-name="T22"/></text:p>
      <text:p text:style-name="P1"><text:span text:style-name="T22"/></text:p>
      <text:p text:style-name="P1"><text:span text:style-name="T22"/></text:p>
      <text:h text:style-name="P60" text:outline-level="2"><text:span text:style-name="T1">Fiche de Tests n° </text:span><text:span text:style-name="T2"><text:page-number text:select-page="current">3</text:page-number></text:span><text:span text:style-name="T1">– Type : <text:s text:c="2"/></text:span><text:span text:style-name="T1"><text:variable-set text:name="type" office:value-type="string">FON</text:variable-set></text:span></text:h>
      <text:h text:style-name="P58" text:outline-level="2"><text:span text:style-name="T15"><text:variable-get text:name="type">FON</text:variable-get></text:span><text:span text:style-name="T15"><text:page-number text:select-page="current">3</text:page-number></text:span></text:h>
      <text:p text:style-name="P3"/>
      <text:p text:style-name="P10"><text:span text:style-name="T4">Type </text:span><text:span text:style-name="T3">: <text:tab/></text:span><text:span text:style-name="T8">☒</text:span><text:span text:style-name="T3"> <text:s/>fonctionnel <text:tab/> <text:s text:c="2"/></text:span><text:span text:style-name="T8"></text:span><text:span text:style-name="T3"> <text:s/>IU <text:s text:c="19"/></text:span><text:span text:style-name="T8"></text:span><text:span text:style-name="T3"> données et BDD <text:tab/></text:span><text:span text:style-name="T8"></text:span><text:span text:style-name="T3"> <text:s/>Profilage <text:tab/> <text:s text:c="3"/></text:span></text:p>
      <text:p text:style-name="P16"><text:span text:style-name="T8"></text:span><text:span text:style-name="T3"> <text:s/>Charge <text:s/><text:tab/> <text:s text:c="2"/></text:span><text:span text:style-name="T8"></text:span><text:span text:style-name="T3"> stress<text:tab/> <text:s text:c="3"/></text:span><text:span text:style-name="T8"></text:span><text:span text:style-name="T3"> volumétrie <text:s text:c="16"/></text:span><text:span text:style-name="T8"></text:span><text:span text:style-name="T3"> sécurité contrôle <text:s text:c="7"/></text:span></text:p>
      <text:p text:style-name="P14"><text:span text:style-name="T7"></text:span> <text:s/>basculement récupération <text:s text:c="14"/><text:span text:style-name="T7"></text:span> configuration <text:tab/><text:span text:style-name="T7"></text:span> tests d'installation</text:p>
      <table:table table:name="Tableau2" table:style-name="Tableau2">
        <table:table-column table:style-name="Tableau2.A"/>
        <table:table-column table:style-name="Tableau2.B"/>
        <table:table-header-rows>
          <table:table-row table:style-name="Tableau2.1">
            <table:table-cell table:style-name="Tableau2.A1" office:value-type="string">
              <text:p text:style-name="P78">Descriptif</text:p>
            </table:table-cell>
            <table:table-cell table:style-name="Tableau2.B1" office:value-type="string">
              <text:p text:style-name="P69">Description</text:p>
            </table:table-cell>
          </table:table-row>
        </table:table-header-rows>
        <table:table-row table:style-name="Tableau2.1">
          <table:table-cell table:style-name="Tableau2.A2" office:value-type="string">
            <text:p text:style-name="P22"><text:span text:style-name="T11">Version du projet </text:span></text:p>
          </table:table-cell>
          <table:table-cell table:style-name="Tableau2.B2" office:value-type="string">
            <text:p text:style-name="P75">xx</text:p>
          </table:table-cell>
        </table:table-row>
        <table:table-row table:style-name="Tableau2.1">
          <table:table-cell table:style-name="Tableau2.A3" office:value-type="string">
            <text:p text:style-name="P22"><text:span text:style-name="T11">Version du logicielle à tester</text:span></text:p>
          </table:table-cell>
          <table:table-cell table:style-name="Tableau2.B3" office:value-type="string">
            <text:p text:style-name="P75">xx</text:p>
          </table:table-cell>
        </table:table-row>
        <table:table-row table:style-name="Tableau2.1">
          <table:table-cell table:style-name="Tableau2.A4" office:value-type="string">
            <text:p text:style-name="P30">Version des logiciels Tiers</text:p>
          </table:table-cell>
          <table:table-cell table:style-name="Tableau2.B4" office:value-type="string">
            <text:p text:style-name="P75">xx</text:p>
          </table:table-cell>
        </table:table-row>
        <table:table-row table:style-name="Tableau2.1">
          <table:table-cell table:style-name="Tableau2.A5" office:value-type="string">
            <text:p text:style-name="P81">Nom du Testeur</text:p>
          </table:table-cell>
          <table:table-cell table:style-name="Tableau2.B5" office:value-type="string">
            <text:p text:style-name="P73">Arthur DESCHAUD</text:p>
          </table:table-cell>
        </table:table-row>
        <table:table-row table:style-name="Tableau2.1">
          <table:table-cell table:style-name="Tableau2.A6" office:value-type="string">
            <text:p text:style-name="P81">Date</text:p>
          </table:table-cell>
          <table:table-cell table:style-name="Tableau2.B6" office:value-type="string">
            <text:p text:style-name="P75">xx</text:p>
          </table:table-cell>
        </table:table-row>
      </table:table>
      <text:p text:style-name="P33"/>
      <text:p text:style-name="P19"><text:span text:style-name="T12">Description de la fonctionnalité :</text:span></text:p>
      <text:p text:style-name="P37">Lister les articles</text:p>
      <text:p text:style-name="P19"><text:span text:style-name="T12">Pré-requis:</text:span></text:p>
      <text:p text:style-name="P50"><text:span text:style-name="T18">Création et importation base de donnée</text:span></text:p>
      <text:p text:style-name="P19"><text:span text:style-name="T12">Procédure/ déroulement : </text:span></text:p>
      <text:p text:style-name="P36">Se rendre sur la page <text:span text:style-name="T26">article_list.php</text:span></text:p>
      <text:p text:style-name="P19"><text:span text:style-name="T12">Résultat attendu : </text:span></text:p>
      <text:p text:style-name="P37">Visualiser la liste de tous les articles.</text:p>
      <text:p text:style-name="P19"><text:span text:style-name="T12">Résultat obtenu: </text:span></text:p>
      <text:p text:style-name="P37">La liste des articles est complète</text:p>
      <text:p text:style-name="P25"><text:span text:style-name="T23">Synthèse : <text:s text:c="3"/></text:span><text:span text:style-name="T10">☒</text:span><text:span text:style-name="T24"> OK <text:s text:c="2"/></text:span><text:span text:style-name="T9"></text:span><text:span text:style-name="T24"> KO</text:span></text:p>
      <text:p text:style-name="P46">Explications : </text:p>
      <text:p text:style-name="P3"><text:span text:style-name="T21"/></text:p>
      <text:p text:style-name="P3"><text:span text:style-name="T21"/></text:p>
      <text:p text:style-name="P3"><text:span text:style-name="T21"/></text:p>
      <text:p text:style-name="P3"><text:span text:style-name="T21"/></text:p>
      <text:p text:style-name="P3"><text:span text:style-name="T21"/></text:p>
      <text:p text:style-name="P3"><text:span text:style-name="T21"/></text:p>
      <text:p text:style-name="P3"><text:span text:style-name="T21"/></text:p>
      <text:p text:style-name="P3"><text:span text:style-name="T21"/></text:p>
      <text:p text:style-name="P3"><text:span text:style-name="T21"/></text:p>
      <text:h text:style-name="P60" text:outline-level="2"><text:span text:style-name="T1">Fiche de Tests n° </text:span><text:span text:style-name="T2"><text:page-number text:select-page="current">4</text:page-number></text:span><text:span text:style-name="T1">– Type : <text:s text:c="2"/></text:span><text:span text:style-name="T1"><text:variable-set text:name="type" office:value-type="string">FON</text:variable-set></text:span></text:h>
      <text:h text:style-name="P58" text:outline-level="2"><text:span text:style-name="T15"><text:variable-get text:name="type">FON</text:variable-get></text:span><text:span text:style-name="T15"><text:page-number text:select-page="current">4</text:page-number></text:span></text:h>
      <text:p text:style-name="P3"/>
      <text:p text:style-name="P10"><text:span text:style-name="T4">Type </text:span><text:span text:style-name="T3">: <text:tab/></text:span><text:span text:style-name="T8">☒</text:span><text:span text:style-name="T3"> <text:s/>fonctionnel <text:tab/> <text:s text:c="2"/></text:span><text:span text:style-name="T8"></text:span><text:span text:style-name="T3"> <text:s/>IU <text:s text:c="19"/></text:span><text:span text:style-name="T8"></text:span><text:span text:style-name="T3"> données et BDD <text:tab/></text:span><text:span text:style-name="T8"></text:span><text:span text:style-name="T3"> <text:s/>Profilage <text:tab/> <text:s text:c="3"/></text:span></text:p>
      <text:p text:style-name="P16"><text:span text:style-name="T8"></text:span><text:span text:style-name="T3"> <text:s/>Charge <text:s/><text:tab/> <text:s text:c="2"/></text:span><text:span text:style-name="T8"></text:span><text:span text:style-name="T3"> stress<text:tab/> <text:s text:c="3"/></text:span><text:span text:style-name="T8"></text:span><text:span text:style-name="T3"> volumétrie <text:s text:c="16"/></text:span><text:span text:style-name="T8"></text:span><text:span text:style-name="T3"> sécurité contrôle <text:s text:c="7"/></text:span></text:p>
      <text:p text:style-name="P14"><text:span text:style-name="T7"></text:span> <text:s/>basculement récupération <text:s text:c="14"/><text:span text:style-name="T7"></text:span> configuration <text:tab/><text:span text:style-name="T7"></text:span> tests d'installation</text:p>
      <table:table table:name="Tableau3" table:style-name="Tableau3">
        <table:table-column table:style-name="Tableau3.A"/>
        <table:table-column table:style-name="Tableau3.B"/>
        <table:table-header-rows>
          <table:table-row table:style-name="Tableau3.1">
            <table:table-cell table:style-name="Tableau3.A1" office:value-type="string">
              <text:p text:style-name="P78">Descriptif</text:p>
            </table:table-cell>
            <table:table-cell table:style-name="Tableau3.B1" office:value-type="string">
              <text:p text:style-name="P69">Description</text:p>
            </table:table-cell>
          </table:table-row>
        </table:table-header-rows>
        <table:table-row table:style-name="Tableau3.1">
          <table:table-cell table:style-name="Tableau3.A2" office:value-type="string">
            <text:p text:style-name="P22"><text:span text:style-name="T11">Version du projet </text:span></text:p>
          </table:table-cell>
          <table:table-cell table:style-name="Tableau3.B2" office:value-type="string">
            <text:p text:style-name="P75">xx</text:p>
          </table:table-cell>
        </table:table-row>
        <table:table-row table:style-name="Tableau3.1">
          <table:table-cell table:style-name="Tableau3.A3" office:value-type="string">
            <text:p text:style-name="P22"><text:span text:style-name="T11">Version du logicielle à tester</text:span></text:p>
          </table:table-cell>
          <table:table-cell table:style-name="Tableau3.B3" office:value-type="string">
            <text:p text:style-name="P75">xx</text:p>
          </table:table-cell>
        </table:table-row>
        <table:table-row table:style-name="Tableau3.1">
          <table:table-cell table:style-name="Tableau3.A4" office:value-type="string">
            <text:p text:style-name="P30">Version des logiciels Tiers</text:p>
          </table:table-cell>
          <table:table-cell table:style-name="Tableau3.B4" office:value-type="string">
            <text:p text:style-name="P75">xx</text:p>
          </table:table-cell>
        </table:table-row>
        <table:table-row table:style-name="Tableau3.1">
          <table:table-cell table:style-name="Tableau3.A5" office:value-type="string">
            <text:p text:style-name="P81">Nom du Testeur</text:p>
          </table:table-cell>
          <table:table-cell table:style-name="Tableau3.B5" office:value-type="string">
            <text:p text:style-name="P73">Arthur DESCHAUD</text:p>
          </table:table-cell>
        </table:table-row>
        <table:table-row table:style-name="Tableau3.1">
          <table:table-cell table:style-name="Tableau3.A6" office:value-type="string">
            <text:p text:style-name="P81">Date</text:p>
          </table:table-cell>
          <table:table-cell table:style-name="Tableau3.B6" office:value-type="string">
            <text:p text:style-name="P75">xx</text:p>
          </table:table-cell>
        </table:table-row>
      </table:table>
      <text:p text:style-name="P33"/>
      <text:p text:style-name="P19"><text:span text:style-name="T12">Description de la fonctionnalité :</text:span></text:p>
      <text:p text:style-name="P37">Voir un article fermé.</text:p>
      <text:p text:style-name="P19"><text:span text:style-name="T12">Pré-requis:</text:span></text:p>
      <text:p text:style-name="P50"><text:span text:style-name="T18">Création et importation base de donnée</text:span></text:p>
      <text:p text:style-name="P19"><text:span text:style-name="T12">Procédure/ déroulement : </text:span></text:p>
      <text:p text:style-name="P37">Depuis la liste des articles, cliquer sur un article <text:span text:style-name="T27">fermé</text:span>.</text:p>
      <text:p text:style-name="P19"><text:span text:style-name="T12">Résultat attendu : </text:span></text:p>
      <text:p text:style-name="P37">Affichage de la page de visualisation de l’article, sans possibilité de modification.</text:p>
      <text:p text:style-name="P19"><text:span text:style-name="T12">Résultat obtenu: </text:span></text:p>
      <text:p text:style-name="P37">La page de visualisation s’affiche bien, impossible de laisser un commentaire.</text:p>
      <text:p text:style-name="P25"><text:span text:style-name="T23">Synthèse : <text:s text:c="3"/></text:span><text:span text:style-name="T10">☒</text:span><text:span text:style-name="T24"> OK <text:s text:c="2"/></text:span><text:span text:style-name="T9"></text:span><text:span text:style-name="T24"> KO</text:span></text:p>
      <text:p text:style-name="P46">Explications : </text:p>
      <text:p text:style-name="P3"><text:span text:style-name="T14"/></text:p>
      <text:p text:style-name="P3"><text:span text:style-name="T21"/></text:p>
      <text:p text:style-name="P3"><text:span text:style-name="T21"/></text:p>
      <text:p text:style-name="P3"><text:span text:style-name="T21"/></text:p>
      <text:p text:style-name="P3"><text:span text:style-name="T21"/></text:p>
      <text:p text:style-name="P3"><text:span text:style-name="T21"/></text:p>
      <text:p text:style-name="P3"><text:span text:style-name="T21"/></text:p>
      <text:p text:style-name="P3"><text:span text:style-name="T21"/></text:p>
      <text:p text:style-name="P3"><text:span text:style-name="T21"/></text:p>
      <text:p text:style-name="P3"><text:span text:style-name="T21"/></text:p>
      <text:h text:style-name="P62" text:outline-level="2"><text:span text:style-name="T1">Fiche de Tests n° </text:span><text:span text:style-name="T2"><text:page-number text:select-page="current">5</text:page-number></text:span><text:span text:style-name="T1">– Type : <text:s text:c="2"/></text:span><text:span text:style-name="T1"><text:variable-set text:name="type" office:value-type="string">FON</text:variable-set></text:span></text:h>
      <text:h text:style-name="P59" text:outline-level="2"><text:span text:style-name="T15"><text:variable-get text:name="type">FON</text:variable-get></text:span><text:span text:style-name="T15"><text:page-number text:select-page="current">5</text:page-number></text:span></text:h>
      <text:p text:style-name="P4"/>
      <text:p text:style-name="P11"><text:span text:style-name="T4">Type </text:span><text:span text:style-name="T3">: <text:tab/></text:span><text:span text:style-name="T8">☒</text:span><text:span text:style-name="T3"> <text:s/>fonctionnel <text:tab/> <text:s text:c="2"/></text:span><text:span text:style-name="T8"></text:span><text:span text:style-name="T3"> <text:s/>IU <text:s text:c="19"/></text:span><text:span text:style-name="T8"></text:span><text:span text:style-name="T3"> données et BDD <text:tab/></text:span><text:span text:style-name="T8"></text:span><text:span text:style-name="T3"> <text:s/>Profilage <text:tab/> <text:s text:c="3"/></text:span></text:p>
      <text:p text:style-name="P17"><text:span text:style-name="T8"></text:span><text:span text:style-name="T3"> <text:s/>Charge <text:s/><text:tab/> <text:s text:c="2"/></text:span><text:span text:style-name="T8"></text:span><text:span text:style-name="T3"> stress<text:tab/> <text:s text:c="3"/></text:span><text:span text:style-name="T8"></text:span><text:span text:style-name="T3"> volumétrie <text:s text:c="16"/></text:span><text:span text:style-name="T8"></text:span><text:span text:style-name="T3"> sécurité contrôle <text:s text:c="7"/></text:span></text:p>
      <text:p text:style-name="P15"><text:span text:style-name="T7"></text:span> <text:s/>basculement récupération <text:s text:c="14"/><text:span text:style-name="T7"></text:span> configuration <text:tab/><text:span text:style-name="T7"></text:span> tests d'installation</text:p>
      <table:table table:name="Tableau4" table:style-name="Tableau4">
        <table:table-column table:style-name="Tableau4.A"/>
        <table:table-column table:style-name="Tableau4.B"/>
        <table:table-header-rows>
          <table:table-row table:style-name="Tableau4.1">
            <table:table-cell table:style-name="Tableau4.A1" office:value-type="string">
              <text:p text:style-name="P79">Descriptif</text:p>
            </table:table-cell>
            <table:table-cell table:style-name="Tableau4.B1" office:value-type="string">
              <text:p text:style-name="P70">Description</text:p>
            </table:table-cell>
          </table:table-row>
        </table:table-header-rows>
        <table:table-row table:style-name="Tableau4.1">
          <table:table-cell table:style-name="Tableau4.A2" office:value-type="string">
            <text:p text:style-name="P23"><text:span text:style-name="T11">Version du projet </text:span></text:p>
          </table:table-cell>
          <table:table-cell table:style-name="Tableau4.B2" office:value-type="string">
            <text:p text:style-name="P76">xx</text:p>
          </table:table-cell>
        </table:table-row>
        <table:table-row table:style-name="Tableau4.1">
          <table:table-cell table:style-name="Tableau4.A3" office:value-type="string">
            <text:p text:style-name="P23"><text:span text:style-name="T11">Version du logicielle à tester</text:span></text:p>
          </table:table-cell>
          <table:table-cell table:style-name="Tableau4.B3" office:value-type="string">
            <text:p text:style-name="P76">xx</text:p>
          </table:table-cell>
        </table:table-row>
        <table:table-row table:style-name="Tableau4.1">
          <table:table-cell table:style-name="Tableau4.A4" office:value-type="string">
            <text:p text:style-name="P31">Version des logiciels Tiers</text:p>
          </table:table-cell>
          <table:table-cell table:style-name="Tableau4.B4" office:value-type="string">
            <text:p text:style-name="P76">xx</text:p>
          </table:table-cell>
        </table:table-row>
        <table:table-row table:style-name="Tableau4.1">
          <table:table-cell table:style-name="Tableau4.A5" office:value-type="string">
            <text:p text:style-name="P82">Nom du Testeur</text:p>
          </table:table-cell>
          <table:table-cell table:style-name="Tableau4.B5" office:value-type="string">
            <text:p text:style-name="P74">Arthur DESCHAUD</text:p>
          </table:table-cell>
        </table:table-row>
        <table:table-row table:style-name="Tableau4.1">
          <table:table-cell table:style-name="Tableau4.A6" office:value-type="string">
            <text:p text:style-name="P82">Date</text:p>
          </table:table-cell>
          <table:table-cell table:style-name="Tableau4.B6" office:value-type="string">
            <text:p text:style-name="P76">xx</text:p>
          </table:table-cell>
        </table:table-row>
      </table:table>
      <text:p text:style-name="P34"/>
      <text:p text:style-name="P20"><text:span text:style-name="T12">Description de la fonctionnalité :</text:span></text:p>
      <text:p text:style-name="P39">Voir un article ouvert.</text:p>
      <text:p text:style-name="P20"><text:span text:style-name="T12">Pré-requis:</text:span></text:p>
      <text:p text:style-name="P51"><text:span text:style-name="T18">Création et importation base de donnée</text:span></text:p>
      <text:p text:style-name="P20"><text:span text:style-name="T12">Procédure/ déroulement : </text:span></text:p>
      <text:p text:style-name="P38">Depuis la liste des articles, cliquer sur un article <text:span text:style-name="T27">ouvert</text:span>.</text:p>
      <text:p text:style-name="P20"><text:span text:style-name="T12">Résultat attendu : </text:span></text:p>
      <text:p text:style-name="P39">Visualisation de l’article, avec possibilité de laisser un commentaire</text:p>
      <text:p text:style-name="P20"><text:span text:style-name="T12">Résultat obtenu: </text:span></text:p>
      <text:p text:style-name="P39">L’article s’affiche bien et il est possible de laisser un commentaire</text:p>
      <text:p text:style-name="P26"><text:span text:style-name="T23">Synthèse : <text:s text:c="3"/></text:span><text:span text:style-name="T9">☒</text:span><text:span text:style-name="T24"> OK <text:s text:c="2"/></text:span><text:span text:style-name="T9"> </text:span><text:span text:style-name="T24">KO</text:span></text:p>
      <text:p text:style-name="P47"><text:span text:style-name="T6">Explications : </text:span></text:p>
      <text:p text:style-name="P47"><text:span text:style-name="T17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h text:style-name="P62" text:outline-level="2"><text:span text:style-name="T1">Fiche de Tests n° </text:span><text:span text:style-name="T2"><text:page-number text:select-page="current">6</text:page-number></text:span><text:span text:style-name="T1">– Type : <text:s text:c="2"/></text:span><text:span text:style-name="T1"><text:variable-set text:name="type" office:value-type="string">FON</text:variable-set></text:span></text:h>
      <text:h text:style-name="P59" text:outline-level="2"><text:span text:style-name="T15"><text:variable-get text:name="type">FON</text:variable-get></text:span><text:span text:style-name="T15"><text:page-number text:select-page="current">6</text:page-number></text:span></text:h>
      <text:p text:style-name="P4"/>
      <text:p text:style-name="P11"><text:span text:style-name="T4">Type </text:span><text:span text:style-name="T3">: <text:tab/></text:span><text:span text:style-name="T8">☒</text:span><text:span text:style-name="T3"> <text:s/>fonctionnel <text:tab/> <text:s text:c="2"/></text:span><text:span text:style-name="T8"></text:span><text:span text:style-name="T3"> <text:s/>IU <text:s text:c="19"/></text:span><text:span text:style-name="T8"></text:span><text:span text:style-name="T3"> données et BDD <text:tab/></text:span><text:span text:style-name="T8"></text:span><text:span text:style-name="T3"> <text:s/>Profilage <text:tab/> <text:s text:c="3"/></text:span></text:p>
      <text:p text:style-name="P17"><text:span text:style-name="T8"></text:span><text:span text:style-name="T3"> <text:s/>Charge <text:s/><text:tab/> <text:s text:c="2"/></text:span><text:span text:style-name="T8"></text:span><text:span text:style-name="T3"> stress<text:tab/> <text:s text:c="3"/></text:span><text:span text:style-name="T8"></text:span><text:span text:style-name="T3"> volumétrie <text:s text:c="16"/></text:span><text:span text:style-name="T8"></text:span><text:span text:style-name="T3"> sécurité contrôle <text:s text:c="7"/></text:span></text:p>
      <text:p text:style-name="P15"><text:span text:style-name="T7"></text:span> <text:s/>basculement récupération <text:s text:c="14"/><text:span text:style-name="T7"></text:span> configuration <text:tab/><text:span text:style-name="T7"></text:span> tests d'installation</text:p>
      <table:table table:name="Tableau5" table:style-name="Tableau5">
        <table:table-column table:style-name="Tableau5.A"/>
        <table:table-column table:style-name="Tableau5.B"/>
        <table:table-header-rows>
          <table:table-row table:style-name="Tableau5.1">
            <table:table-cell table:style-name="Tableau5.A1" office:value-type="string">
              <text:p text:style-name="P79">Descriptif</text:p>
            </table:table-cell>
            <table:table-cell table:style-name="Tableau5.B1" office:value-type="string">
              <text:p text:style-name="P70">Description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23"><text:span text:style-name="T11">Version du projet </text:span></text:p>
          </table:table-cell>
          <table:table-cell table:style-name="Tableau5.B2" office:value-type="string">
            <text:p text:style-name="P76">xx</text:p>
          </table:table-cell>
        </table:table-row>
        <table:table-row table:style-name="Tableau5.1">
          <table:table-cell table:style-name="Tableau5.A3" office:value-type="string">
            <text:p text:style-name="P23"><text:span text:style-name="T11">Version du logicielle à tester</text:span></text:p>
          </table:table-cell>
          <table:table-cell table:style-name="Tableau5.B3" office:value-type="string">
            <text:p text:style-name="P76">xx</text:p>
          </table:table-cell>
        </table:table-row>
        <table:table-row table:style-name="Tableau5.1">
          <table:table-cell table:style-name="Tableau5.A4" office:value-type="string">
            <text:p text:style-name="P31">Version des logiciels Tiers</text:p>
          </table:table-cell>
          <table:table-cell table:style-name="Tableau5.B4" office:value-type="string">
            <text:p text:style-name="P76">xx</text:p>
          </table:table-cell>
        </table:table-row>
        <table:table-row table:style-name="Tableau5.1">
          <table:table-cell table:style-name="Tableau5.A5" office:value-type="string">
            <text:p text:style-name="P82">Nom du Testeur</text:p>
          </table:table-cell>
          <table:table-cell table:style-name="Tableau5.B5" office:value-type="string">
            <text:p text:style-name="P74">Arthur DESCHAUD</text:p>
          </table:table-cell>
        </table:table-row>
        <table:table-row table:style-name="Tableau5.1">
          <table:table-cell table:style-name="Tableau5.A6" office:value-type="string">
            <text:p text:style-name="P82">Date</text:p>
          </table:table-cell>
          <table:table-cell table:style-name="Tableau5.B6" office:value-type="string">
            <text:p text:style-name="P76">xx</text:p>
          </table:table-cell>
        </table:table-row>
      </table:table>
      <text:p text:style-name="P34"/>
      <text:p text:style-name="P20"><text:span text:style-name="T12">Description de la fonctionnalité :</text:span></text:p>
      <text:p text:style-name="P39">L<text:span text:style-name="T30">aisser un commentaire sur un article ouvert.</text:span></text:p>
      <text:p text:style-name="P20"><text:span text:style-name="T12">Pré-requis:</text:span></text:p>
      <text:p text:style-name="P51"><text:span text:style-name="T18">Création et importation base de donnée, </text:span><text:span text:style-name="T20">avec au moins un article ouvert.</text:span></text:p>
      <text:p text:style-name="P20"><text:span text:style-name="T12">Procédure/ déroulement : </text:span></text:p>
      <text:p text:style-name="P38">Depuis la liste des articles, cliquer sur un article <text:span text:style-name="T27">ouvert, puis cliquer sur « Ajouter un commentaire ». Saisir le titre, puis le texte et enfin cliquer sur Ajouter ce commentaire.</text:span></text:p>
      <text:p text:style-name="P20"><text:span text:style-name="T12">Résultat attendu : </text:span></text:p>
      <text:p text:style-name="P42">Redirection vers l’affichage de l’article, avec un message de validation, le commentaire est bien visible avec le nom du compte sur lequel je suis connecté.</text:p>
      <text:p text:style-name="P20"><text:span text:style-name="T12">Résultat obtenu: </text:span></text:p>
      <text:p text:style-name="P42">Le commentaire est bien <text:span text:style-name="T31">visible sur la page de l’article</text:span> mais pas de message de validation</text:p>
      <text:p text:style-name="P27"><text:span text:style-name="T23">Synthèse : <text:s text:c="3"/></text:span><text:span text:style-name="T10"></text:span><text:span text:style-name="T24"> OK <text:s text:c="2"/></text:span><text:span text:style-name="T9">☒ </text:span><text:span text:style-name="T24">KO</text:span></text:p>
      <text:p text:style-name="P47"><text:span text:style-name="T6">Explications : </text:span></text:p>
      <text:p text:style-name="P47"><text:span text:style-name="T17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h text:style-name="P62" text:outline-level="2"><text:span text:style-name="T1">Fiche de Tests n° </text:span><text:span text:style-name="T2"><text:page-number text:select-page="current">7</text:page-number></text:span><text:span text:style-name="T1">– Type : <text:s text:c="2"/></text:span><text:span text:style-name="T1"><text:variable-set text:name="type" office:value-type="string">FON</text:variable-set></text:span></text:h>
      <text:h text:style-name="P59" text:outline-level="2"><text:span text:style-name="T15"><text:variable-get text:name="type">FON</text:variable-get></text:span><text:span text:style-name="T15"><text:page-number text:select-page="current">7</text:page-number></text:span></text:h>
      <text:p text:style-name="P4"/>
      <text:p text:style-name="P11"><text:span text:style-name="T4">Type </text:span><text:span text:style-name="T3">: <text:tab/></text:span><text:span text:style-name="T8">☒</text:span><text:span text:style-name="T3"> <text:s/>fonctionnel <text:tab/> <text:s text:c="2"/></text:span><text:span text:style-name="T8"></text:span><text:span text:style-name="T3"> <text:s/>IU <text:s text:c="19"/></text:span><text:span text:style-name="T8"></text:span><text:span text:style-name="T3"> données et BDD <text:tab/></text:span><text:span text:style-name="T8"></text:span><text:span text:style-name="T3"> <text:s/>Profilage <text:tab/> <text:s text:c="3"/></text:span></text:p>
      <text:p text:style-name="P17"><text:span text:style-name="T8"></text:span><text:span text:style-name="T3"> <text:s/>Charge <text:s/><text:tab/> <text:s text:c="2"/></text:span><text:span text:style-name="T8"></text:span><text:span text:style-name="T3"> stress<text:tab/> <text:s text:c="3"/></text:span><text:span text:style-name="T8"></text:span><text:span text:style-name="T3"> volumétrie <text:s text:c="16"/></text:span><text:span text:style-name="T8"></text:span><text:span text:style-name="T3"> sécurité contrôle <text:s text:c="7"/></text:span></text:p>
      <text:p text:style-name="P15"><text:span text:style-name="T7"></text:span> <text:s/>basculement récupération <text:s text:c="14"/><text:span text:style-name="T7"></text:span> configuration <text:tab/><text:span text:style-name="T7"></text:span> tests d'installation</text:p>
      <table:table table:name="Tableau6" table:style-name="Tableau6">
        <table:table-column table:style-name="Tableau6.A"/>
        <table:table-column table:style-name="Tableau6.B"/>
        <table:table-header-rows>
          <table:table-row table:style-name="Tableau6.1">
            <table:table-cell table:style-name="Tableau6.A1" office:value-type="string">
              <text:p text:style-name="P79">Descriptif</text:p>
            </table:table-cell>
            <table:table-cell table:style-name="Tableau6.B1" office:value-type="string">
              <text:p text:style-name="P70">Description</text:p>
            </table:table-cell>
          </table:table-row>
        </table:table-header-rows>
        <table:table-row table:style-name="Tableau6.1">
          <table:table-cell table:style-name="Tableau6.A2" office:value-type="string">
            <text:p text:style-name="P23"><text:span text:style-name="T11">Version du projet </text:span></text:p>
          </table:table-cell>
          <table:table-cell table:style-name="Tableau6.B2" office:value-type="string">
            <text:p text:style-name="P76">xx</text:p>
          </table:table-cell>
        </table:table-row>
        <table:table-row table:style-name="Tableau6.1">
          <table:table-cell table:style-name="Tableau6.A3" office:value-type="string">
            <text:p text:style-name="P23"><text:span text:style-name="T11">Version du logicielle à tester</text:span></text:p>
          </table:table-cell>
          <table:table-cell table:style-name="Tableau6.B3" office:value-type="string">
            <text:p text:style-name="P76">xx</text:p>
          </table:table-cell>
        </table:table-row>
        <table:table-row table:style-name="Tableau6.1">
          <table:table-cell table:style-name="Tableau6.A4" office:value-type="string">
            <text:p text:style-name="P31">Version des logiciels Tiers</text:p>
          </table:table-cell>
          <table:table-cell table:style-name="Tableau6.B4" office:value-type="string">
            <text:p text:style-name="P76">xx</text:p>
          </table:table-cell>
        </table:table-row>
        <table:table-row table:style-name="Tableau6.1">
          <table:table-cell table:style-name="Tableau6.A5" office:value-type="string">
            <text:p text:style-name="P82">Nom du Testeur</text:p>
          </table:table-cell>
          <table:table-cell table:style-name="Tableau6.B5" office:value-type="string">
            <text:p text:style-name="P74">Arthur DESCHAUD</text:p>
          </table:table-cell>
        </table:table-row>
        <table:table-row table:style-name="Tableau6.1">
          <table:table-cell table:style-name="Tableau6.A6" office:value-type="string">
            <text:p text:style-name="P82">Date</text:p>
          </table:table-cell>
          <table:table-cell table:style-name="Tableau6.B6" office:value-type="string">
            <text:p text:style-name="P76">xx</text:p>
          </table:table-cell>
        </table:table-row>
      </table:table>
      <text:p text:style-name="P34"/>
      <text:p text:style-name="P20"><text:span text:style-name="T12">Description de la fonctionnalité :</text:span></text:p>
      <text:p text:style-name="P43">Modifier un commentaire</text:p>
      <text:p text:style-name="P20"><text:span text:style-name="T12">Pré-requis:</text:span></text:p>
      <text:p text:style-name="P51"><text:span text:style-name="T18">Création et importation base de donnée, </text:span><text:span text:style-name="T20">avec un article ouvert, dont les commentaires contiennent un commentaire posté avec le compte connecté actuellement.</text:span></text:p>
      <text:p text:style-name="P20"><text:span text:style-name="T12">Procédure/ déroulement : </text:span></text:p>
      <text:p text:style-name="P43">Depuis la page de visualisation d’un article, cliquer sur modifier ce commentaire.</text:p>
      <text:p text:style-name="P20"><text:span text:style-name="T12">Résultat attendu : </text:span></text:p>
      <text:p text:style-name="P43"><text:span text:style-name="T32">Affichage de la pa</text:span>ge de modification de commentaire avec deux champs (titre et texte) .</text:p>
      <text:p text:style-name="P20"><text:span text:style-name="T12">Résultat obtenu: </text:span></text:p>
      <text:p text:style-name="P43">La page de modification s’affiche bien.</text:p>
      <text:p text:style-name="P28"><text:span text:style-name="T23">Synthèse : <text:s text:c="3"/></text:span><text:span text:style-name="T10">☒</text:span><text:span text:style-name="T24"> OK <text:s text:c="2"/></text:span><text:span text:style-name="T10"></text:span><text:span text:style-name="T9"> </text:span><text:span text:style-name="T24">KO</text:span></text:p>
      <text:p text:style-name="P47"><text:span text:style-name="T6">Explications : </text:span></text:p>
      <text:p text:style-name="P47"><text:span text:style-name="T17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h text:style-name="P62" text:outline-level="2"><text:span text:style-name="T1">Fiche de Tests n° </text:span><text:span text:style-name="T2"><text:page-number text:select-page="current">8</text:page-number></text:span><text:span text:style-name="T1">– Type : <text:s text:c="2"/></text:span><text:span text:style-name="T1"><text:variable-set text:name="type" office:value-type="string">FON</text:variable-set></text:span></text:h>
      <text:h text:style-name="P59" text:outline-level="2"><text:span text:style-name="T15"><text:variable-get text:name="type">FON</text:variable-get></text:span><text:span text:style-name="T15"><text:page-number text:select-page="current">8</text:page-number></text:span></text:h>
      <text:p text:style-name="P4"/>
      <text:p text:style-name="P11"><text:span text:style-name="T4">Type </text:span><text:span text:style-name="T3">: <text:tab/></text:span><text:span text:style-name="T8">☒</text:span><text:span text:style-name="T3"> <text:s/>fonctionnel <text:tab/> <text:s text:c="2"/></text:span><text:span text:style-name="T8"></text:span><text:span text:style-name="T3"> <text:s/>IU <text:s text:c="19"/></text:span><text:span text:style-name="T8"></text:span><text:span text:style-name="T3"> données et BDD <text:tab/></text:span><text:span text:style-name="T8"></text:span><text:span text:style-name="T3"> <text:s/>Profilage <text:tab/> <text:s text:c="3"/></text:span></text:p>
      <text:p text:style-name="P17"><text:span text:style-name="T8"></text:span><text:span text:style-name="T3"> <text:s/>Charge <text:s/><text:tab/> <text:s text:c="2"/></text:span><text:span text:style-name="T8"></text:span><text:span text:style-name="T3"> stress<text:tab/> <text:s text:c="3"/></text:span><text:span text:style-name="T8"></text:span><text:span text:style-name="T3"> volumétrie <text:s text:c="16"/></text:span><text:span text:style-name="T8"></text:span><text:span text:style-name="T3"> sécurité contrôle <text:s text:c="7"/></text:span></text:p>
      <text:p text:style-name="P15"><text:span text:style-name="T7"></text:span> <text:s/>basculement récupération <text:s text:c="14"/><text:span text:style-name="T7"></text:span> configuration <text:tab/><text:span text:style-name="T7"></text:span> tests d'installation</text:p>
      <table:table table:name="Tableau7" table:style-name="Tableau7">
        <table:table-column table:style-name="Tableau7.A"/>
        <table:table-column table:style-name="Tableau7.B"/>
        <table:table-header-rows>
          <table:table-row table:style-name="Tableau7.1">
            <table:table-cell table:style-name="Tableau7.A1" office:value-type="string">
              <text:p text:style-name="P79">Descriptif</text:p>
            </table:table-cell>
            <table:table-cell table:style-name="Tableau7.B1" office:value-type="string">
              <text:p text:style-name="P70">Description</text:p>
            </table:table-cell>
          </table:table-row>
        </table:table-header-rows>
        <table:table-row table:style-name="Tableau7.1">
          <table:table-cell table:style-name="Tableau7.A2" office:value-type="string">
            <text:p text:style-name="P23"><text:span text:style-name="T11">Version du projet </text:span></text:p>
          </table:table-cell>
          <table:table-cell table:style-name="Tableau7.B2" office:value-type="string">
            <text:p text:style-name="P76">xx</text:p>
          </table:table-cell>
        </table:table-row>
        <table:table-row table:style-name="Tableau7.1">
          <table:table-cell table:style-name="Tableau7.A3" office:value-type="string">
            <text:p text:style-name="P23"><text:span text:style-name="T11">Version du logicielle à tester</text:span></text:p>
          </table:table-cell>
          <table:table-cell table:style-name="Tableau7.B3" office:value-type="string">
            <text:p text:style-name="P76">xx</text:p>
          </table:table-cell>
        </table:table-row>
        <table:table-row table:style-name="Tableau7.1">
          <table:table-cell table:style-name="Tableau7.A4" office:value-type="string">
            <text:p text:style-name="P31">Version des logiciels Tiers</text:p>
          </table:table-cell>
          <table:table-cell table:style-name="Tableau7.B4" office:value-type="string">
            <text:p text:style-name="P76">xx</text:p>
          </table:table-cell>
        </table:table-row>
        <table:table-row table:style-name="Tableau7.1">
          <table:table-cell table:style-name="Tableau7.A5" office:value-type="string">
            <text:p text:style-name="P82">Nom du Testeur</text:p>
          </table:table-cell>
          <table:table-cell table:style-name="Tableau7.B5" office:value-type="string">
            <text:p text:style-name="P74">Arthur DESCHAUD</text:p>
          </table:table-cell>
        </table:table-row>
        <table:table-row table:style-name="Tableau7.1">
          <table:table-cell table:style-name="Tableau7.A6" office:value-type="string">
            <text:p text:style-name="P82">Date</text:p>
          </table:table-cell>
          <table:table-cell table:style-name="Tableau7.B6" office:value-type="string">
            <text:p text:style-name="P76">xx</text:p>
          </table:table-cell>
        </table:table-row>
      </table:table>
      <text:p text:style-name="P34"/>
      <text:p text:style-name="P20"><text:span text:style-name="T12">Description de la fonctionnalité :</text:span></text:p>
      <text:p text:style-name="P44">XXXXX</text:p>
      <text:p text:style-name="P20"><text:span text:style-name="T12">Pré-requis:</text:span></text:p>
      <text:p text:style-name="P52"><text:span text:style-name="T18">XXXXXX</text:span></text:p>
      <text:p text:style-name="P20"><text:span text:style-name="T12">Procédure/ déroulement : </text:span></text:p>
      <text:p text:style-name="P44">XXXX</text:p>
      <text:p text:style-name="P20"><text:span text:style-name="T12">Résultat attendu : </text:span></text:p>
      <text:p text:style-name="P44">XXXXXXXXXXXXX</text:p>
      <text:p text:style-name="P20"><text:span text:style-name="T12">Résultat obtenu: </text:span></text:p>
      <text:p text:style-name="P44">XXXXXXXXXXXXXXXXXX</text:p>
      <text:p text:style-name="P26"><text:span text:style-name="T23">Synthèse : <text:s text:c="3"/></text:span><text:span text:style-name="T9">☒</text:span><text:span text:style-name="T24"> OK <text:s text:c="2"/></text:span><text:span text:style-name="T9"> </text:span><text:span text:style-name="T24">KO</text:span></text:p>
      <text:p text:style-name="P47"><text:span text:style-name="T6">Explications : </text:span></text:p>
      <text:p text:style-name="P48"><text:span text:style-name="T17">X</text:span><text:span text:style-name="T16">XXXXXXXXXXXXXXXXX</text:span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4"><text:span text:style-name="T21"/></text:p>
      <text:p text:style-name="P55"><text:span text:style-name="T2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Retrait_20_normal" style:display-name="Retrait normal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746cm" fo:margin-right="0cm" fo:text-indent="0cm" style:auto-text-indent="false">
        <style:tab-stops>
          <style:tab-stop style:position="2.822cm"/>
          <style:tab-stop style:position="16.51cm" style:type="right"/>
        </style:tab-stops>
      </style:paragraph-properties>
      <style:text-properties fo:language="none" fo:country="none" style:language-asian="none" style:country-asian="none"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Explorateur_20_de_20_documents" style:display-name="Explorateur de documents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rps_20_de_20_texte_20_2" style:display-name="Corps de texte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 style:list-style-name="WW8Num6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loext:contextual-spacing="false" fo:text-indent="0cm" style:auto-text-indent="false"/>
      <style:text-properties fo:color="#0000ff" fo:font-style="italic" style:font-style-asian="italic"/>
    </style:style>
    <style:style style:name="Titre_20_1_20_Numéroté" style:display-name="Titre 1 Numéroté" style:family="paragraph" style:parent-style-name="Heading_20_1" style:default-outline-level="" style:list-style-name="WW8Num13">
      <style:paragraph-properties fo:margin-top="0.423cm" fo:margin-bottom="0.106cm" loext:contextual-spacing="false" fo:line-height="100%" fo:orphans="2" fo:widows="2"/>
      <style:text-properties fo:font-size="16pt" fo:language="fr" fo:country="CA" style:letter-kerning="true" style:font-size-asian="16pt" style:font-name-complex="Arial" style:font-family-complex="Arial" style:font-family-generic-complex="swiss" style:font-pitch-complex="variable" style:font-size-complex="16pt" style:font-weight-complex="bold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 fo:orphans="2" fo:widows="2"/>
      <style:text-properties fo:font-size="12pt" fo:language="en" fo:country="CA" style:font-size-asian="12pt" style:font-size-complex="12pt"/>
    </style:style>
    <style:style style:name="Heading_20_1_20__28_user_29_" style:display-name="Heading 1 (user)" style:family="paragraph" style:parent-style-name="Standard">
      <style:paragraph-properties fo:margin-top="0.176cm" fo:margin-bottom="0.176cm" loext:contextual-spacing="false" fo:line-height="100%" fo:orphans="2" fo:widows="2"/>
      <style:text-properties fo:font-size="12pt" fo:language="fr" fo:country="CA" style:font-size-asian="12pt" style:font-size-complex="12pt"/>
    </style:style>
    <style:style style:name="body_20_text" style:display-name="body text" style:family="paragraph">
      <style:paragraph-properties fo:margin-top="0cm" fo:margin-bottom="0.212cm" loext:contextual-spacing="false" style:line-height-at-least="0.388cm" fo:keep-together="always" fo:orphans="2" fo:widows="2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e_20_de_20_bulles" style:display-name="Texte de bulles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fo:language="fr" fo:country="CA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fo:language="fr" fo:country="CA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fo:language="fr" fo:country="CA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fo:language="fr" fo:country="CA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fo:language="fr" fo:country="CA" style:font-name-complex="Symbol" style:font-family-complex="Symbol" style:font-family-generic-complex="roman" style:font-pitch-complex="variable" style:font-charset-complex="x-symbol"/>
    </style:style>
    <style:style style:name="WW8Num13z0" style:family="text"/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Wingdings" fo:font-family="Wingdings" style:font-pitch="variable" style:font-charset="x-symbol" fo:language="fr" fo:country="CA" style:font-name-complex="Wingdings" style:font-family-complex="Wingdings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fo:language="fr" fo:country="CA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fo:language="fr" fo:country="CA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charset="x-symbol" fo:language="fr" fo:country="CA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fo:language="fr" fo:country="CA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fo:language="fr" fo:country="CA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ootnote_20_Symbol" style:display-name="Footnote Symbol" style:family="text">
      <style:text-properties style:text-position="super 58%" fo:font-size="10pt" style:font-size-asian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text:style-name="WW8Num6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6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6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6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6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6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6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6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format="1">
        <style:list-level-properties text:list-level-position-and-space-mode="label-alignment">
          <style:list-level-label-alignment text:label-followed-by="listtab" text:list-tab-stop-position="1.879cm" fo:text-indent="-1.244cm" fo:margin-left="1.879cm"/>
        </style:list-level-properties>
      </text:list-level-style-number>
      <text:list-level-style-number text:level="2" text:style-name="WW8Num13z0" style:num-format="I">
        <style:list-level-properties text:list-level-position-and-space-mode="label-alignment">
          <style:list-level-label-alignment text:label-followed-by="listtab" text:list-tab-stop-position="1.879cm" fo:text-indent="-1.244cm" fo:margin-left="1.879cm"/>
        </style:list-level-properties>
      </text:list-level-style-number>
      <text:list-level-style-number text:level="3" text:style-name="WW8Num13z0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text:style-name="WW8Num13z0" style:num-format="1" text:display-levels="4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5" text:style-name="WW8Num13z0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text:style-name="WW8Num13z0" style:num-format="1" text:display-levels="6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7" text:style-name="WW8Num13z0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text:style-name="WW8Num13z0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text:style-name="WW8Num13z0" style:num-format="1" text:display-levels="9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bullet text:level="1" style:num-prefix="?" text:bullet-char="?">
        <style:list-level-properties text:min-label-width="0.635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au19" style:family="table">
      <style:table-properties style:width="16.886cm" fo:margin-left="-0.203cm" table:align="left" style:writing-mode="lr-tb"/>
    </style:style>
    <style:style style:name="Tableau19.A" style:family="table-column">
      <style:table-column-properties style:column-width="11.252cm"/>
    </style:style>
    <style:style style:name="Tableau19.B" style:family="table-column">
      <style:table-column-properties style:column-width="5.634cm"/>
    </style:style>
    <style:style style:name="Tableau19.1" style:family="table-row">
      <style:table-row-properties fo:keep-together="auto"/>
    </style:style>
    <style:style style:name="Tableau19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au19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18" style:family="table">
      <style:table-properties style:width="16.732cm" fo:margin-left="-0.191cm" table:align="left" style:writing-mode="lr-tb"/>
    </style:style>
    <style:style style:name="Tableau18.A" style:family="table-column">
      <style:table-column-properties style:column-width="5.577cm"/>
    </style:style>
    <style:style style:name="Tableau18.1" style:family="table-row">
      <style:table-row-properties fo:keep-together="auto"/>
    </style:style>
    <style:style style:name="Tableau18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language="fr" fo:country="CA" officeooo:rsid="000e4d79" officeooo:paragraph-rsid="000e4d79"/>
    </style:style>
    <style:style style:name="MP2" style:family="paragraph" style:parent-style-name="Standard">
      <style:paragraph-properties fo:margin-left="0cm" fo:margin-right="-0.025cm" fo:margin-top="0.071cm" fo:margin-bottom="0cm" loext:contextual-spacing="false" fo:text-align="end" style:justify-single-word="false" fo:text-indent="0cm" style:auto-text-indent="false">
        <style:tab-stops>
          <style:tab-stop style:position="2.002cm"/>
        </style:tab-stops>
      </style:paragraph-properties>
    </style:style>
    <style:style style:name="MP3" style:family="paragraph" style:parent-style-name="Standard">
      <style:paragraph-properties>
        <style:tab-stops>
          <style:tab-stop style:position="3.254cm"/>
        </style:tab-stops>
      </style:paragraph-properties>
    </style:style>
    <style:style style:name="MP4" style:family="paragraph" style:parent-style-name="Standard">
      <style:paragraph-properties fo:text-align="end" style:justify-single-word="false"/>
    </style:style>
    <style:style style:name="MP5" style:family="paragraph" style:parent-style-name="Header">
      <style:text-properties fo:language="fr" fo:country="CA"/>
    </style:style>
    <style:style style:name="MP6" style:family="paragraph" style:parent-style-name="Standard">
      <style:paragraph-properties fo:margin-left="0cm" fo:margin-right="0.635cm" fo:text-indent="0cm" style:auto-text-indent="false"/>
      <style:text-properties fo:language="fr" fo:country="CA"/>
    </style:style>
    <style:style style:name="MP7" style:family="paragraph" style:parent-style-name="Standard">
      <style:paragraph-properties fo:text-align="center" style:justify-single-word="false"/>
    </style:style>
    <style:style style:name="MT1" style:family="text">
      <style:text-properties fo:language="fr" fo:country="CA"/>
    </style:style>
    <style:style style:name="MT2" style:family="text">
      <style:text-properties fo:language="fr" fo:country="CA" officeooo:rsid="000e4d79"/>
    </style:style>
    <style:style style:name="MT3" style:family="text">
      <style:text-properties style:font-name="Symbol" style:font-name-asian="Symbol" style:font-name-complex="Symbol"/>
    </style:style>
    <style:style style:name="MT4" style:family="text"/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cm" fo:margin-top="1.171cm" style:dynamic-spacing="true"/>
      </style:footer-style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7">
      <number:year number:style="long"/>
    </number:date-style>
  </office:automatic-styles>
  <office:master-styles>
    <style:master-page style:name="Standard" style:page-layout-name="Mpm1">
      <style:header>
        <table:table table:name="Tableau19" table:style-name="Tableau19">
          <table:table-column table:style-name="Tableau19.A"/>
          <table:table-column table:style-name="Tableau19.B"/>
          <table:table-row table:style-name="Tableau19.1">
            <table:table-cell table:style-name="Tableau19.A1" office:value-type="string">
              <text:p text:style-name="MP1">Sécurité PHP</text:p>
            </table:table-cell>
            <table:table-cell table:style-name="Tableau19.B1" office:value-type="string">
              <text:p text:style-name="MP2"><text:span text:style-name="MT1">Version : </text:span><text:span text:style-name="MT2">1.0</text:span></text:p>
            </table:table-cell>
          </table:table-row>
          <table:table-row table:style-name="Tableau19.1">
            <table:table-cell table:style-name="Tableau19.A1" office:value-type="string">
              <text:p text:style-name="MP3"><text:span text:style-name="MT1">Fiche de Tests<text:tab/></text:span></text:p>
            </table:table-cell>
            <table:table-cell table:style-name="Tableau19.B1" office:value-type="string">
              <text:p text:style-name="MP4"><text:span text:style-name="MT1">Date : </text:span><text:span text:style-name="MT1"><text:date style:data-style-name="N36" text:date-value="2019-12-10T17:02:21.613320051">2019-12-10</text:date></text:span></text:p>
            </table:table-cell>
          </table:table-row>
        </table:table>
        <text:p text:style-name="MP5"/>
      </style:header>
      <style:footer>
        <table:table table:name="Tableau18" table:style-name="Tableau18">
          <table:table-column table:style-name="Tableau18.A" table:number-columns-repeated="3"/>
          <table:table-row table:style-name="Tableau18.1">
            <table:table-cell table:style-name="Tableau18.A1" office:value-type="string">
              <text:p text:style-name="MP6">Confidentiel</text:p>
            </table:table-cell>
            <table:table-cell table:style-name="Tableau18.A1" office:value-type="string">
              <text:p text:style-name="MP7"><text:span text:style-name="MT3"></text:span><text:user-defined style:data-style-name="N0" text:name="Company">&lt;Nom de la compagnie&gt;</text:user-defined>, <text:date style:data-style-name="N107" text:date-value="2019-12-10T17:02:21.614151117">2019</text:date></text:p>
            </table:table-cell>
            <table:table-cell table:style-name="Tableau18.A1" office:value-type="string">
              <text:p text:style-name="MP4">Page <text:span text:style-name="Page_20_Number"><text:page-number text:select-page="current">8</text:page-number></text:span><text:span text:style-name="Page_20_Number"><text:s/>de </text:span><text:span text:style-name="Page_20_Number"><text:page-count style:num-format="1">8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 de tests</dc:title>
    <dc:subject>&lt;Nom du projet&gt;</dc:subject>
    <meta:keyword/>
    <meta:initial-creator>&lt;Auteur&gt;</meta:initial-creator>
    <meta:creation-date>2017-07-05T10:38:00</meta:creation-date>
    <dc:date>2019-12-10T17:02:21.449587585</dc:date>
    <meta:print-date>2011-10-19T00:59:00</meta:print-date>
    <meta:editing-cycles>15</meta:editing-cycles>
    <meta:editing-duration>PT1H25M38S</meta:editing-duration>
    <meta:generator>LibreOffice/6.0.7.3$Linux_X86_64 LibreOffice_project/00m0$Build-3</meta:generator>
    <meta:document-statistic meta:table-count="10" meta:image-count="0" meta:object-count="0" meta:page-count="8" meta:paragraph-count="241" meta:word-count="1072" meta:character-count="7024" meta:non-whitespace-character-count="5425"/>
    <meta:user-defined meta:name="Version">&lt;1.0&gt;</meta:user-defined>
  </office:meta>
</office:document-meta>
</file>